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1" svg:font-family="'Times New Roman'" style:font-family-generic="roman"/>
    <style:font-face style:name="Trebuchet MS" svg:font-family="'Trebuchet MS'" style:font-family-generic="roman"/>
    <style:font-face style:name="FreeSans1" svg:font-family="FreeSans" style:font-family-generic="swiss"/>
    <style:font-face style:name="Times New Roman3" svg:font-family="'Times New Roman'" style:font-family-generic="swiss"/>
    <style:font-face style:name="Arial1" svg:font-family="Arial" style:font-family-generic="system"/>
    <style:font-face style:name="Calibri1" svg:font-family="Calibri" style:font-family-generic="system"/>
    <style:font-face style:name="Courier New2" svg:font-family="'Courier New'" style:font-family-generic="system"/>
    <style:font-face style:name="Tahoma1" svg:font-family="Tahoma" style:font-family-generic="system"/>
    <style:font-face style:name="Times New Roman2"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1" fo:font-size="10pt" fo:language="en" fo:country="US" style:font-size-asian="10pt" style:language-asian="it" style:country-asian="IT" style:font-name-complex="Times New Roman2" style:font-size-complex="10pt" style:language-complex="ar" style:country-complex="SA"/>
    </style:style>
    <style:style style:name="P2"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0pt" fo:language="en" fo:country="US" style:font-size-asian="10pt" style:language-asian="it" style:country-asian="IT" style:font-name-complex="Times New Roman2" style:font-size-complex="10pt" style:language-complex="ar" style:country-complex="SA"/>
    </style:style>
    <style:style style:name="P3" style:family="paragraph" style:parent-style-name="Standard">
      <style:paragraph-properties fo:margin-left="0in" fo:margin-right="0in" fo:text-align="start" style:justify-single-word="false" fo:orphans="0" fo:widows="0" fo:text-indent="0in" style:auto-text-indent="false" style:vertical-align="auto"/>
    </style:style>
    <style:style style:name="P4" style:family="paragraph" style:parent-style-name="Standard">
      <style:paragraph-properties fo:margin-left="0in" fo:margin-right="0in" fo:text-align="start" style:justify-single-word="false" fo:orphans="0" fo:widows="0" fo:text-indent="0in" style:auto-text-indent="false" style:vertical-align="auto"/>
      <style:text-properties style:font-name="Book Antiqua" fo:font-size="10pt" fo:language="en" fo:country="US" style:font-size-asian="10pt" style:language-asian="it" style:country-asian="IT" style:font-name-complex="Arial1" style:font-size-complex="10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6"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7"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8"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P9"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P10"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P11"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12"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13"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14"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P15"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16"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it" fo:country="IT" style:font-size-asian="10pt" style:language-asian="it" style:country-asian="IT" style:font-name-complex="Arial1" style:font-size-complex="10pt" style:language-complex="ar" style:country-complex="SA" style:font-weight-complex="bold"/>
    </style:style>
    <style:style style:name="P17" style:family="paragraph" style:parent-style-name="Standard">
      <style:paragraph-properties fo:margin-left="0in" fo:margin-right="0in" fo:text-align="justify" style:justify-single-word="false" fo:orphans="0" fo:widows="0" fo:text-indent="0in" style:auto-text-indent="false" style:vertical-align="auto"/>
    </style:style>
    <style:style style:name="P18" style:family="paragraph" style:parent-style-name="Standard">
      <style:paragraph-properties fo:margin-left="0in" fo:margin-right="0in" fo:text-align="justify" style:justify-single-word="false" fo:orphans="0" fo:widows="0" fo:text-indent="0in" style:auto-text-indent="false" style:vertical-align="auto"/>
      <style:text-properties fo:color="#ff0000" style:font-name="Trebuchet MS" fo:font-size="10pt" fo:language="en" fo:country="US" style:font-size-asian="10pt" style:language-asian="it" style:country-asian="IT" style:font-name-complex="Arial1" style:font-size-complex="10pt" style:language-complex="ar" style:country-complex="SA"/>
    </style:style>
    <style:style style:name="P19"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1pt" fo:language="en" fo:country="GB"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P20"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1pt" fo:language="en" fo:country="US"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P21" style:family="paragraph" style:parent-style-name="Standard">
      <style:paragraph-properties fo:margin-left="0in" fo:margin-right="0in"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22"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23"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24"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25"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26"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27"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28"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29" style:family="paragraph" style:parent-style-name="Standard">
      <style:paragraph-properties fo:margin-left="0in" fo:margin-right="0in" fo:line-height="150%" fo:text-align="justify" style:justify-single-word="false" fo:orphans="0" fo:widows="0" fo:text-indent="0in" style:auto-text-indent="false" style:vertical-align="auto"/>
    </style:style>
    <style:style style:name="P30" style:family="paragraph" style:parent-style-name="Standard">
      <style:paragraph-properties fo:margin-left="0in" fo:margin-right="0in" fo:line-height="150%" fo:text-align="justify" style:justify-single-word="false" fo:orphans="0" fo:widows="0" fo:text-indent="0in" style:auto-text-indent="false" style:vertical-align="auto"/>
      <style:text-properties officeooo:paragraph-rsid="0019f00d"/>
    </style:style>
    <style:style style:name="P31" style:family="paragraph" style:parent-style-name="Standard">
      <style:paragraph-properties fo:margin-left="0in" fo:margin-right="0in" fo:text-align="start" style:justify-single-word="false" fo:orphans="2" fo:widows="2" fo:text-indent="0in" style:auto-text-indent="false" fo:background-color="#f5f5f5" style:vertical-align="top">
        <style:background-image/>
      </style:paragraph-properties>
    </style:style>
    <style:style style:name="P32"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Times New Roman1" fo:font-size="12pt" fo:language="en" fo:country="GB" style:text-underline-style="solid" style:text-underline-width="auto" style:text-underline-color="font-color" style:font-size-asian="12pt" style:language-asian="it" style:country-asian="IT" style:font-name-complex="Times New Roman2" style:font-size-complex="12pt" style:language-complex="ar" style:country-complex="SA"/>
    </style:style>
    <style:style style:name="P33"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4"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35"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style>
    <style:style style:name="P36" style:family="paragraph" style:parent-style-name="Text_20_body_20_indent">
      <style:paragraph-properties fo:margin-left="0in" fo:margin-right="0in" fo:margin-top="0in" fo:margin-bottom="0.0835in" style:contextual-spacing="false" fo:text-indent="0in" style:auto-text-indent="false"/>
      <style:text-properties style:font-name="Trebuchet MS" style:font-name-complex="Arial1" style:font-weight-complex="bold"/>
    </style:style>
    <style:style style:name="P37" style:family="paragraph" style:parent-style-name="Text_20_body_20_indent">
      <style:paragraph-properties fo:margin-left="0in" fo:margin-right="0in" fo:margin-top="0in" fo:margin-bottom="0.0835in" style:contextual-spacing="false" fo:text-indent="0in" style:auto-text-indent="false"/>
      <style:text-properties style:font-name="Trebuchet MS" fo:font-weight="bold" style:font-weight-asian="bold" style:font-name-complex="Arial1" style:font-weight-complex="bold"/>
    </style:style>
    <style:style style:name="P38" style:family="paragraph" style:parent-style-name="Standard">
      <style:paragraph-properties fo:margin-left="4.9236in" fo:margin-right="0in" fo:text-align="start" style:justify-single-word="false" fo:orphans="0" fo:widows="0" fo:text-indent="0.4925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39" style:family="paragraph" style:parent-style-name="Standard">
      <style:paragraph-properties fo:margin-left="0.25in" fo:margin-right="0in" fo:text-align="justify" style:justify-single-word="false" fo:orphans="0" fo:widows="0" fo:text-indent="0.25in" style:auto-text-indent="false" style:vertical-align="auto"/>
    </style:style>
    <style:style style:name="P40" style:family="paragraph" style:parent-style-name="Standard">
      <style:paragraph-properties fo:margin-left="0.25in" fo:margin-right="0in" fo:text-align="justify" style:justify-single-word="false" fo:orphans="0" fo:widows="0" fo:text-indent="0.25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41" style:family="paragraph" style:parent-style-name="Standard">
      <style:paragraph-properties fo:margin-left="0.3937in" fo:margin-right="0in" fo:line-height="150%" fo:text-align="justify" style:justify-single-word="false" fo:orphans="0" fo:widows="0" fo:text-indent="0in" style:auto-text-indent="false" style:vertical-align="auto"/>
    </style:style>
    <style:style style:name="P42" style:family="paragraph" style:parent-style-name="Standard">
      <style:paragraph-properties fo:margin-left="0in" fo:margin-right="0in" fo:line-height="150%" fo:text-align="justify" style:justify-single-word="false" fo:orphans="0" fo:widows="0" fo:text-indent="0.3937in" style:auto-text-indent="false" style:vertical-align="auto"/>
    </style:style>
    <style:style style:name="P43" style:family="paragraph" style:parent-style-name="Body_20_Text_20_2">
      <style:text-properties style:font-name="Trebuchet MS" fo:font-size="10pt" style:font-size-asian="10pt" style:font-name-complex="Arial1" style:font-size-complex="10pt"/>
    </style:style>
    <style:style style:name="P44" style:family="paragraph" style:parent-style-name="Body_20_Text_20_2">
      <style:paragraph-properties fo:text-align="center" style:justify-single-word="false"/>
      <style:text-properties style:font-name="Trebuchet MS" fo:font-size="10pt" style:font-size-asian="10pt" style:font-name-complex="Arial1" style:font-size-complex="10pt"/>
    </style:style>
    <style:style style:name="P45" style:family="paragraph" style:parent-style-name="Body_20_Text_20_2">
      <style:text-properties style:font-name="Times New Roman1"/>
    </style:style>
    <style:style style:name="P46" style:family="paragraph" style:parent-style-name="Body_20_Text_20_2">
      <style:paragraph-properties style:writing-mode="lr-tb"/>
      <style:text-properties fo:color="#0000ff" style:font-name="Trebuchet MS" fo:font-size="10pt" style:text-underline-style="solid" style:text-underline-width="auto" style:text-underline-color="font-color" style:font-size-asian="10pt" style:font-name-complex="Arial1" style:font-size-complex="10pt"/>
    </style:style>
    <style:style style:name="P47" style:family="paragraph" style:parent-style-name="Body_20_Text_20_2">
      <style:paragraph-properties style:writing-mode="lr-tb"/>
      <style:text-properties style:font-name="Trebuchet MS" fo:font-size="10pt" style:font-size-asian="10pt" style:font-name-complex="Arial1" style:font-size-complex="10pt"/>
    </style:style>
    <style:style style:name="P48" style:family="paragraph" style:parent-style-name="Text_20_body_20_indent">
      <style:paragraph-properties fo:margin-top="0in" fo:margin-bottom="0.0835in" style:contextual-spacing="false"/>
    </style:style>
    <style:style style:name="P49" style:family="paragraph" style:parent-style-name="Text_20_body_20_indent">
      <style:paragraph-properties fo:margin-top="0in" fo:margin-bottom="0.0835in" style:contextual-spacing="false"/>
      <style:text-properties style:font-name="Trebuchet MS" style:font-name-complex="Arial1"/>
    </style:style>
    <style:style style:name="P50" style:family="paragraph" style:parent-style-name="Text_20_body_20_indent">
      <style:paragraph-properties fo:margin-top="0in" fo:margin-bottom="0.0835in" style:contextual-spacing="false"/>
      <style:text-properties style:font-name="Trebuchet MS" style:font-name-complex="Arial1" style:font-weight-complex="bold"/>
    </style:style>
    <style:style style:name="P51" style:family="paragraph" style:parent-style-name="Text_20_body_20_indent">
      <style:paragraph-properties fo:margin-top="0in" fo:margin-bottom="0.0835in" style:contextual-spacing="false"/>
      <style:text-properties style:font-name="Trebuchet MS" fo:font-weight="bold" style:language-asian="en" style:country-asian="GB" style:font-weight-asian="bold" style:font-name-complex="Arial1"/>
    </style:style>
    <style:style style:name="P52" style:family="paragraph" style:parent-style-name="Text_20_body_20_indent">
      <style:paragraph-properties fo:margin-top="0in" fo:margin-bottom="0.0835in" style:contextual-spacing="false"/>
      <style:text-properties style:font-name="Trebuchet MS" fo:font-weight="bold" style:font-weight-asian="bold" style:font-name-complex="Arial1" style:font-weight-complex="bold"/>
    </style:style>
    <style:style style:name="P53" style:family="paragraph" style:parent-style-name="Text_20_body_20_indent">
      <style:paragraph-properties fo:margin-top="0in" fo:margin-bottom="0.0835in" style:contextual-spacing="false"/>
      <style:text-properties style:font-name="Trebuchet MS" style:language-asian="en" style:country-asian="GB" style:font-name-complex="Arial1"/>
    </style:style>
    <style:style style:name="P54" style:family="paragraph" style:parent-style-name="Text_20_body_20_indent">
      <style:paragraph-properties fo:margin-top="0in" fo:margin-bottom="0.0835in" style:contextual-spacing="false"/>
      <style:text-properties style:font-name="Trebuchet MS" fo:language="en" fo:country="GB" fo:font-weight="bold" style:font-weight-asian="bold" style:font-name-complex="Arial1"/>
    </style:style>
    <style:style style:name="P55" style:family="paragraph" style:parent-style-name="Text_20_body_20_indent">
      <style:paragraph-properties fo:margin-top="0in" fo:margin-bottom="0.0835in" style:contextual-spacing="false"/>
      <style:text-properties style:font-name="Trebuchet MS" fo:language="it" fo:country="IT" fo:font-weight="bold" style:language-asian="en" style:country-asian="GB" style:font-weight-asian="bold" style:font-name-complex="Arial1"/>
    </style:style>
    <style:style style:name="P56" style:family="paragraph" style:parent-style-name="Standard" style:list-style-name="WWNum19">
      <style:paragraph-properties fo:line-height="150%" fo:text-align="justify" style:justify-single-word="false" fo:orphans="0" fo:widows="0" style:vertical-align="auto">
        <style:tab-stops>
          <style:tab-stop style:position="0.302in"/>
        </style:tab-stops>
      </style:paragraph-properties>
      <style:text-properties officeooo:paragraph-rsid="0019f00d"/>
    </style:style>
    <style:style style:name="P57"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58"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59"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60"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P61"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2.1354in"/>
        </style:tab-stops>
      </style:paragraph-properties>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P62" style:family="paragraph" style:parent-style-name="Standard">
      <style:paragraph-properties fo:margin-left="0in" fo:margin-right="0in" fo:text-align="start" style:justify-single-word="false" fo:orphans="0" fo:widows="0" fo:text-indent="0in" style:auto-text-indent="false" style:vertical-align="auto">
        <style:tab-stops>
          <style:tab-stop style:position="2.5626in"/>
        </style:tab-stops>
      </style:paragraph-properties>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63"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64"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4.7917in"/>
        </style:tab-stops>
      </style:paragraph-properties>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65"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66"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P67"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P68"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Times New Roman2" style:font-size-complex="10pt" style:language-complex="ar" style:country-complex="SA"/>
    </style:style>
    <style:style style:name="P69"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en" style:country-asian="GB" style:font-name-complex="Arial1" style:font-size-complex="10pt" style:language-complex="ar" style:country-complex="SA"/>
    </style:style>
    <style:style style:name="P70"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it" fo:country="IT" style:font-size-asian="10pt" style:language-asian="it" style:country-asian="IT" style:font-name-complex="Arial1" style:font-size-complex="10pt" style:language-complex="ar" style:country-complex="SA"/>
    </style:style>
    <style:style style:name="P71"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it" fo:country="IT" style:font-size-asian="10pt" style:language-asian="it" style:country-asian="IT" style:font-name-complex="Arial1" style:font-size-complex="10pt" style:language-complex="ar" style:country-complex="SA" style:font-weight-complex="bold"/>
    </style:style>
    <style:style style:name="P72"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it" fo:country="IT" fo:font-weight="bold" style:font-size-asian="10pt" style:language-asian="it" style:country-asian="IT" style:font-weight-asian="bold" style:font-name-complex="Arial1" style:font-size-complex="10pt" style:language-complex="ar" style:country-complex="SA" style:font-weight-complex="bold"/>
    </style:style>
    <style:style style:name="P73"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74"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font-weight-complex="bold"/>
    </style:style>
    <style:style style:name="P75"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1pt" fo:language="it" fo:country="IT"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P76"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77"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78"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79"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80"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font-weight-complex="bold"/>
    </style:style>
    <style:style style:name="P81"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82"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83"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84" style:family="paragraph" style:parent-style-name="Standard">
      <style:paragraph-properties fo:margin-left="0in" fo:margin-right="0in" fo:line-height="150%" fo:text-align="justify" style:justify-single-word="false" fo:orphans="0" fo:widows="0" fo:text-indent="0in" style:auto-text-indent="false" style:vertical-align="auto">
        <style:tab-stops>
          <style:tab-stop style:position="4.7709in"/>
        </style:tab-stops>
      </style:paragraph-properties>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85"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US" fo:font-style="italic" style:font-size-asian="10pt" style:language-asian="it" style:country-asian="IT" style:font-style-asian="italic" style:font-name-complex="Arial1" style:font-size-complex="10pt" style:language-complex="ar" style:country-complex="SA" style:font-style-complex="italic"/>
    </style:style>
    <style:style style:name="P86" style:family="paragraph" style:parent-style-name="Standard" style:master-page-name="Standard">
      <style:paragraph-properties fo:margin-left="0in" fo:margin-right="0in" fo:text-align="start" style:justify-single-word="false" fo:orphans="0" fo:widows="0" fo:text-indent="0in" style:auto-text-indent="false" style:page-number="auto" style:vertical-align="auto"/>
    </style:style>
    <style:style style:name="P87" style:family="paragraph" style:parent-style-name="Standard" style:master-page-name="Converted1">
      <style:paragraph-properties fo:margin-left="0in" fo:margin-right="0in" fo:line-height="150%" fo:text-align="justify" style:justify-single-word="false" fo:orphans="0" fo:widows="0" fo:text-indent="0in" style:auto-text-indent="false" style:page-number="auto"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88"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89" style:family="paragraph" style:parent-style-name="Standard">
      <style:paragraph-properties fo:margin-left="0in" fo:margin-right="0in" fo:line-height="150%" fo:text-align="center" style:justify-single-word="false" fo:orphans="0" fo:widows="0" fo:text-indent="0in" style:auto-text-indent="false" fo:keep-with-next="always"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90"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91" style:family="paragraph" style:parent-style-name="Standard">
      <style:paragraph-properties fo:margin-left="0in" fo:margin-right="0in" fo:line-height="150%" fo:text-align="center" style:justify-single-word="false" fo:orphans="0" fo:widows="0" fo:text-indent="0in" style:auto-text-indent="false" fo:keep-with-next="always"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92"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93" style:family="paragraph" style:parent-style-name="Standard">
      <style:paragraph-properties fo:margin-left="5in" fo:margin-right="0in" fo:text-align="start" style:justify-single-word="false" fo:orphans="0" fo:widows="0" fo:text-indent="0.5in" style:auto-text-indent="false" style:vertical-align="auto"/>
      <style:text-properties style:font-name="Times New Roman1" fo:font-size="9pt" fo:language="it" fo:country="IT" style:font-size-asian="9pt" style:language-asian="it" style:country-asian="IT" style:font-name-complex="Times New Roman2" style:font-size-complex="9pt" style:language-complex="ar" style:country-complex="SA"/>
    </style:style>
    <style:style style:name="P94" style:family="paragraph" style:parent-style-name="Standard">
      <style:paragraph-properties fo:margin-left="0.5in" fo:margin-right="0in" fo:text-align="start" style:justify-single-word="false" fo:orphans="0" fo:widows="0" fo:text-indent="0in" style:auto-text-indent="false" style:vertical-align="auto"/>
      <style:text-properties style:font-name="Book Antiqua" fo:font-size="9pt" fo:language="it" fo:country="IT" fo:font-weight="bold" style:font-size-asian="9pt" style:language-asian="it" style:country-asian="IT" style:font-weight-asian="bold" style:font-name-complex="Times New Roman2" style:font-size-complex="9pt" style:language-complex="ar" style:country-complex="SA" style:font-weight-complex="bold"/>
    </style:style>
    <style:style style:name="P95" style:family="paragraph" style:parent-style-name="Standard">
      <style:paragraph-properties fo:margin-left="0.4925in" fo:margin-right="0in" fo:text-align="start" style:justify-single-word="false" fo:orphans="0" fo:widows="0" fo:text-indent="0in" style:auto-text-indent="false" style:vertical-align="auto"/>
      <style:text-properties style:font-name="Book Antiqua" fo:font-size="9pt" fo:language="it" fo:country="IT" style:font-size-asian="9pt" style:language-asian="it" style:country-asian="IT" style:font-name-complex="Arial1" style:font-size-complex="9pt" style:language-complex="ar" style:country-complex="SA" style:font-weight-complex="bold"/>
    </style:style>
    <style:style style:name="P96" style:family="paragraph" style:parent-style-name="Standard">
      <style:paragraph-properties fo:margin-left="0.4925in" fo:margin-right="0in" fo:text-align="start" style:justify-single-word="false" fo:orphans="0" fo:widows="0" fo:text-indent="0in" style:auto-text-indent="false" style:vertical-align="auto"/>
      <style:text-properties style:font-name="Book Antiqua" fo:font-size="9pt" fo:language="it" fo:country="IT" fo:font-weight="bold" style:font-size-asian="9pt" style:language-asian="it" style:country-asian="IT" style:font-weight-asian="bold" style:font-name-complex="Arial1" style:font-size-complex="9pt" style:language-complex="ar" style:country-complex="SA" style:font-weight-complex="bold"/>
    </style:style>
    <style:style style:name="P97" style:family="paragraph" style:parent-style-name="Standard">
      <style:paragraph-properties fo:margin-left="0.4925in" fo:margin-right="0in" fo:text-align="start" style:justify-single-word="false" fo:orphans="0" fo:widows="0" fo:text-indent="0in" style:auto-text-indent="false" style:vertical-align="auto"/>
      <style:text-properties style:font-name="Book Antiqua" fo:font-size="9pt" fo:language="en" fo:country="US" style:font-size-asian="9pt" style:language-asian="it" style:country-asian="IT" style:font-name-complex="Arial1" style:font-size-complex="9pt" style:language-complex="ar" style:country-complex="SA" style:font-weight-complex="bold"/>
    </style:style>
    <style:style style:name="P98" style:family="paragraph" style:parent-style-name="Standard" style:list-style-name="WWNum18">
      <style:paragraph-properties fo:margin-left="0.6437in" fo:margin-right="0in" fo:text-align="justify" style:justify-single-word="false" fo:orphans="0" fo:widows="0" fo:text-indent="-0.25in" style:auto-text-indent="false" style:vertical-align="auto">
        <style:tab-stops>
          <style:tab-stop style:position="0.6437in"/>
        </style:tab-stops>
      </style:paragraph-properties>
    </style:style>
    <style:style style:name="P99" style:family="paragraph" style:parent-style-name="Standard" style:list-style-name="WWNum18">
      <style:paragraph-properties fo:margin-left="0.6437in" fo:margin-right="0in" fo:text-align="justify" style:justify-single-word="false" fo:orphans="0" fo:widows="0" fo:text-indent="-0.25in" style:auto-text-indent="false" style:vertical-align="auto">
        <style:tab-stops>
          <style:tab-stop style:position="0.6437in"/>
        </style:tab-stops>
      </style:paragraph-properties>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100" style:family="paragraph" style:parent-style-name="Standard">
      <style:paragraph-properties fo:margin-left="0.6437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101" style:family="paragraph" style:parent-style-name="Standard">
      <style:paragraph-properties fo:margin-left="0in" fo:margin-right="0in" fo:text-align="justify" style:justify-single-word="false" fo:orphans="0" fo:widows="0" fo:text-indent="0.4925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102"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style>
    <style:style style:name="P103"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text-properties style:font-name="Arial" fo:font-size="10pt" fo:language="en" fo:country="US" style:font-size-asian="10pt" style:language-asian="it" style:country-asian="IT" style:font-name-complex="Arial1" style:font-size-complex="10pt" style:language-complex="ar" style:country-complex="SA"/>
    </style:style>
    <style:style style:name="P104"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text-properties style:font-name="Arial" fo:font-size="10pt" fo:language="en" fo:country="US" fo:font-style="italic" style:font-size-asian="10pt" style:language-asian="it" style:country-asian="IT" style:font-style-asian="italic" style:font-name-complex="Arial1" style:font-size-complex="10pt" style:language-complex="ar" style:country-complex="SA" style:font-style-complex="italic"/>
    </style:style>
    <style:style style:name="P105" style:family="paragraph" style:parent-style-name="Standard" style:list-style-name="WWNum19">
      <style:paragraph-properties fo:margin-left="0.5in" fo:margin-right="0in" fo:line-height="150%" fo:text-align="justify" style:justify-single-word="false" fo:orphans="0" fo:widows="0" fo:text-indent="-0.25in" style:auto-text-indent="false" style:vertical-align="auto">
        <style:tab-stops/>
      </style:paragraph-properties>
      <style:text-properties style:font-name="Arial" fo:font-size="10pt" fo:language="en" fo:country="GB" style:font-size-asian="10pt" style:language-asian="it" style:country-asian="IT" style:font-name-complex="Arial1" style:font-size-complex="10pt" style:language-complex="ar" style:country-complex="SA"/>
    </style:style>
    <style:style style:name="P106" style:family="paragraph" style:parent-style-name="Standard" style:list-style-name="WWNum19">
      <style:paragraph-properties fo:margin-left="0.5in" fo:margin-right="0in" fo:line-height="150%" fo:text-align="justify" style:justify-single-word="false" fo:orphans="0" fo:widows="0" fo:text-indent="-0.25in" style:auto-text-indent="false" style:vertical-align="auto">
        <style:tab-stops/>
      </style:paragraph-properties>
    </style:style>
    <style:style style:name="P107" style:family="paragraph" style:parent-style-name="Standard">
      <style:paragraph-properties fo:margin-left="0.3937in" fo:margin-right="0in" fo:line-height="150%" fo:text-align="justify" style:justify-single-word="false" fo:orphans="0" fo:widows="0" fo:text-indent="0in" style:auto-text-indent="false" style:vertical-align="auto"/>
      <style:text-properties style:font-name="Arial" fo:font-size="10pt" fo:language="en" fo:country="US" fo:font-style="italic" style:font-size-asian="10pt" style:language-asian="it" style:country-asian="IT" style:font-style-asian="italic" style:font-name-complex="Arial1" style:font-size-complex="10pt" style:language-complex="ar" style:country-complex="SA" style:font-style-complex="italic"/>
    </style:style>
    <style:style style:name="P108" style:family="paragraph" style:parent-style-name="Standard" style:list-style-name="WWNum6">
      <style:paragraph-properties fo:margin-left="0.25in" fo:margin-right="0in" fo:line-height="150%" fo:text-align="justify" style:justify-single-word="false" fo:orphans="0" fo:widows="0" fo:text-indent="-0.25in" style:auto-text-indent="false" style:vertical-align="auto">
        <style:tab-stops/>
      </style:paragraph-properties>
      <style:text-properties style:font-name="Arial" fo:font-size="10pt" fo:language="en" fo:country="GB" style:font-size-asian="10pt" style:language-asian="it" style:country-asian="IT" style:font-name-complex="Arial1" style:font-size-complex="10pt" style:language-complex="ar" style:country-complex="SA"/>
    </style:style>
    <style:style style:name="P109" style:family="paragraph" style:parent-style-name="Heading_20_1">
      <style:text-properties style:font-name="Trebuchet MS" fo:font-size="10pt" fo:language="en" fo:country="US" style:font-size-asian="10pt" style:font-name-complex="Arial1" style:font-size-complex="10pt"/>
    </style:style>
    <style:style style:name="P110" style:family="paragraph" style:parent-style-name="Heading_20_1">
      <style:paragraph-properties fo:text-align="justify" style:justify-single-word="false"/>
      <style:text-properties style:font-name="Arial" fo:font-size="10pt" fo:font-weight="bold" style:font-size-asian="10pt" style:font-weight-asian="bold" style:font-name-complex="Arial1" style:font-size-complex="10pt"/>
    </style:style>
    <style:style style:name="P111" style:family="paragraph" style:parent-style-name="Heading_20_1">
      <style:paragraph-properties fo:text-align="justify" style:justify-single-word="false"/>
      <style:text-properties style:font-name="Arial" fo:font-size="10pt" style:font-size-asian="10pt" style:font-name-complex="Arial1" style:font-size-complex="10pt"/>
    </style:style>
    <style:style style:name="P112" style:family="paragraph" style:parent-style-name="Heading_20_2">
      <style:paragraph-properties fo:text-align="justify" style:justify-single-word="false"/>
      <style:text-properties style:font-name="Arial" fo:font-size="10pt" style:font-size-asian="10pt" style:font-name-complex="Arial1" style:font-size-complex="10pt"/>
    </style:style>
    <style:style style:name="P113" style:family="paragraph" style:parent-style-name="Body_20_Text_20_2">
      <style:text-properties style:font-name="Trebuchet MS" fo:font-size="10pt" style:font-size-asian="10pt" style:font-name-complex="Arial1" style:font-size-complex="10pt"/>
    </style:style>
    <style:style style:name="P114" style:family="paragraph" style:parent-style-name="Body_20_Text_20_2">
      <style:paragraph-properties fo:text-align="center" style:justify-single-word="false"/>
      <style:text-properties style:font-name="Trebuchet MS" fo:font-size="10pt" style:font-size-asian="10pt" style:font-name-complex="Arial1" style:font-size-complex="10pt"/>
    </style:style>
    <style:style style:name="P115" style:family="paragraph" style:parent-style-name="Body_20_Text_20_2">
      <style:paragraph-properties fo:text-align="start" style:justify-single-word="false">
        <style:tab-stops>
          <style:tab-stop style:position="4.2083in"/>
        </style:tab-stops>
      </style:paragraph-properties>
      <style:text-properties style:font-name="Trebuchet MS" fo:font-size="10pt" style:font-size-asian="10pt" style:font-name-complex="Arial1" style:font-size-complex="10pt"/>
    </style:style>
    <style:style style:name="P116" style:family="paragraph" style:parent-style-name="Body_20_Text_20_2" style:list-style-name="WWNum7">
      <style:paragraph-properties fo:margin-left="0.3752in" fo:margin-right="0in" fo:text-indent="-0.3752in" style:auto-text-indent="false">
        <style:tab-stops>
          <style:tab-stop style:position="0.3752in"/>
        </style:tab-stops>
      </style:paragraph-properties>
      <style:text-properties style:font-name="Trebuchet MS" fo:font-size="10pt" style:font-size-asian="10pt" style:font-name-complex="Arial1" style:font-size-complex="10pt"/>
    </style:style>
    <style:style style:name="P117" style:family="paragraph" style:parent-style-name="Body_20_Text_20_2" style:list-style-name="WWNum8">
      <style:paragraph-properties fo:margin-left="0.3335in" fo:margin-right="0in" fo:text-indent="-0.3335in" style:auto-text-indent="false">
        <style:tab-stops>
          <style:tab-stop style:position="0.3335in"/>
        </style:tab-stops>
      </style:paragraph-properties>
      <style:text-properties style:font-name="Trebuchet MS" fo:font-size="10pt" style:font-size-asian="10pt" style:font-name-complex="Arial1" style:font-size-complex="10pt"/>
    </style:style>
    <style:style style:name="P118" style:family="paragraph" style:parent-style-name="Body_20_Text_20_2" style:list-style-name="WWNum9">
      <style:paragraph-properties fo:margin-left="0.25in" fo:margin-right="0in" fo:text-indent="-0.25in" style:auto-text-indent="false">
        <style:tab-stops>
          <style:tab-stop style:position="0.25in"/>
        </style:tab-stops>
      </style:paragraph-properties>
      <style:text-properties style:font-name="Trebuchet MS" fo:font-size="10pt" style:font-size-asian="10pt" style:font-name-complex="Arial1" style:font-size-complex="10pt"/>
    </style:style>
    <style:style style:name="P119" style:family="paragraph" style:parent-style-name="Text_20_body_20_indent">
      <style:paragraph-properties fo:margin-top="0in" fo:margin-bottom="0.0835in" style:contextual-spacing="false"/>
      <style:text-properties style:font-name="Trebuchet MS" fo:font-weight="bold" style:font-weight-asian="bold" style:font-name-complex="Arial1"/>
    </style:style>
    <style:style style:name="P120" style:family="paragraph" style:parent-style-name="Text_20_body_20_indent">
      <style:paragraph-properties fo:margin-top="0in" fo:margin-bottom="0.0835in" style:contextual-spacing="false"/>
      <style:text-properties style:font-name="Trebuchet MS" fo:font-weight="bold" style:font-weight-asian="bold" style:font-name-complex="Arial1" style:font-weight-complex="bold"/>
    </style:style>
    <style:style style:name="P121" style:family="paragraph" style:parent-style-name="Text_20_body_20_indent">
      <style:paragraph-properties fo:margin-top="0in" fo:margin-bottom="0.0835in" style:contextual-spacing="false"/>
      <style:text-properties style:font-name="Trebuchet MS" fo:font-weight="bold" style:language-asian="en" style:country-asian="GB" style:font-weight-asian="bold" style:font-name-complex="Arial1"/>
    </style:style>
    <style:style style:name="P122" style:family="paragraph" style:parent-style-name="Text_20_body_20_indent">
      <style:paragraph-properties fo:margin-top="0in" fo:margin-bottom="0.0835in" style:contextual-spacing="false"/>
      <style:text-properties style:font-name="Trebuchet MS" style:font-name-complex="Arial1"/>
    </style:style>
    <style:style style:name="P123" style:family="paragraph" style:parent-style-name="Text_20_body_20_indent">
      <style:paragraph-properties fo:margin-top="0in" fo:margin-bottom="0.0835in" style:contextual-spacing="false"/>
      <style:text-properties style:font-name="Trebuchet MS" style:font-name-complex="Arial1" style:font-weight-complex="bold"/>
    </style:style>
    <style:style style:name="P124" style:family="paragraph" style:parent-style-name="Text_20_body_20_indent">
      <style:paragraph-properties fo:margin-top="0in" fo:margin-bottom="0.0835in" style:contextual-spacing="false">
        <style:tab-stops>
          <style:tab-stop style:position="2.0937in"/>
        </style:tab-stops>
      </style:paragraph-properties>
      <style:text-properties style:font-name="Trebuchet MS" style:font-name-complex="Arial1" style:font-weight-complex="bold"/>
    </style:style>
    <style:style style:name="P125" style:family="paragraph" style:parent-style-name="Text_20_body_20_indent">
      <style:paragraph-properties fo:margin-top="0in" fo:margin-bottom="0.0835in" style:contextual-spacing="false"/>
      <style:text-properties style:font-name="Trebuchet MS" fo:language="it" fo:country="IT" fo:font-weight="bold" style:font-weight-asian="bold" style:font-name-complex="Arial1" style:font-weight-complex="bold"/>
    </style:style>
    <style:style style:name="P126" style:family="paragraph" style:parent-style-name="Text_20_body_20_indent">
      <style:paragraph-properties fo:margin-top="0in" fo:margin-bottom="0.0835in" style:contextual-spacing="false"/>
      <style:text-properties style:font-name="Trebuchet MS" fo:language="it" fo:country="IT" fo:font-weight="bold" style:language-asian="en" style:country-asian="GB" style:font-weight-asian="bold" style:font-name-complex="Arial1"/>
    </style:style>
    <style:style style:name="P127" style:family="paragraph" style:parent-style-name="Text_20_body_20_indent">
      <style:paragraph-properties fo:margin-top="0in" fo:margin-bottom="0.0835in" style:contextual-spacing="false"/>
      <style:text-properties style:font-name="Trebuchet MS" style:language-asian="en" style:country-asian="GB" style:font-name-complex="Arial1"/>
    </style:style>
    <style:style style:name="P128" style:family="paragraph" style:parent-style-name="Text_20_body_20_indent">
      <style:paragraph-properties fo:margin-left="0.1965in" fo:margin-right="0.0398in" fo:margin-top="0in" fo:margin-bottom="0.0835in" style:contextual-spacing="false" fo:text-indent="0in" style:auto-text-indent="false" style:vertical-align="baseline"/>
      <style:text-properties style:font-name="Trebuchet MS" style:font-name-complex="Arial1" style:font-weight-complex="bold"/>
    </style:style>
    <style:style style:name="P129" style:family="paragraph" style:parent-style-name="Text_20_body_20_indent">
      <style:paragraph-properties fo:margin-left="0in" fo:margin-right="0in" fo:margin-top="0in" fo:margin-bottom="0.0835in" style:contextual-spacing="false" fo:text-indent="0in" style:auto-text-indent="false"/>
      <style:text-properties style:font-name="Trebuchet MS" fo:font-weight="bold" style:font-weight-asian="bold" style:font-name-complex="Arial1"/>
    </style:style>
    <style:style style:name="P130" style:family="paragraph" style:parent-style-name="Text_20_body_20_indent">
      <style:paragraph-properties fo:margin-left="0in" fo:margin-right="0in" fo:margin-top="0in" fo:margin-bottom="0.0835in" style:contextual-spacing="false" fo:text-indent="0in" style:auto-text-indent="false"/>
      <style:text-properties style:font-name="Trebuchet MS" fo:font-weight="bold" style:font-weight-asian="bold" style:font-name-complex="Arial1" style:font-weight-complex="bold"/>
    </style:style>
    <style:style style:name="P131" style:family="paragraph" style:parent-style-name="Text_20_body_20_indent">
      <style:paragraph-properties fo:margin-left="0in" fo:margin-right="0in" fo:margin-top="0in" fo:margin-bottom="0.0835in" style:contextual-spacing="false" fo:text-indent="0in" style:auto-text-indent="false"/>
      <style:text-properties style:font-name="Trebuchet MS" fo:font-weight="bold" style:language-asian="en" style:country-asian="GB" style:font-weight-asian="bold" style:font-name-complex="Arial1"/>
    </style:style>
    <style:style style:name="P132" style:family="paragraph" style:parent-style-name="Text_20_body_20_indent">
      <style:paragraph-properties fo:margin-left="0in" fo:margin-right="0in" fo:margin-top="0in" fo:margin-bottom="0.0835in" style:contextual-spacing="false" fo:text-indent="0in" style:auto-text-indent="false"/>
      <style:text-properties style:font-name="Trebuchet MS" style:font-name-complex="Arial1" style:font-weight-complex="bold"/>
    </style:style>
    <style:style style:name="T1" style:family="text">
      <style:text-properties style:font-name="Book Antiqua" fo:font-size="10pt" fo:language="it" fo:country="IT" fo:font-weight="bold" style:font-size-asian="10pt" style:language-asian="it" style:country-asian="IT" style:font-weight-asian="bold" style:font-name-complex="Times New Roman2" style:font-size-complex="10pt" style:language-complex="ar" style:country-complex="SA" style:font-weight-complex="bold"/>
    </style:style>
    <style:style style:name="T2" style:family="text">
      <style:text-properties style:font-name="Times New Roman1"/>
    </style:style>
    <style:style style:name="T3" style:family="text">
      <style:text-properties style:font-name="Times New Roman1" fo:font-size="9pt" fo:language="it" fo:country="IT" style:font-size-asian="9pt" style:language-asian="it" style:country-asian="IT" style:font-name-complex="Times New Roman2" style:font-size-complex="9pt" style:language-complex="ar" style:country-complex="SA"/>
    </style:style>
    <style:style style:name="T4" style:family="text">
      <style:text-properties style:font-name="Times New Roman1" fo:font-size="10pt" fo:language="en" fo:country="US" style:font-size-asian="10pt" style:language-asian="it" style:country-asian="IT" style:font-name-complex="Times New Roman2" style:font-size-complex="10pt" style:language-complex="ar" style:country-complex="SA"/>
    </style:style>
    <style:style style:name="T5"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T6"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T7" style:family="text">
      <style:text-properties style:font-name="Trebuchet MS" fo:font-size="10pt" fo:language="en" fo:country="US"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style>
    <style:style style:name="T8" style:family="text">
      <style:text-properties style:font-name="Trebuchet MS" fo:font-size="10pt" fo:language="en" fo:country="US"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9" style:family="text">
      <style:text-properties style:font-name="Trebuchet MS" fo:font-size="10pt" fo:language="en" fo:country="US" style:font-size-asian="10pt" style:language-asian="it" style:country-asian="IT" style:font-name-complex="Arial1" style:font-size-complex="10pt" style:language-complex="ar" style:country-complex="SA"/>
    </style:style>
    <style:style style:name="T10" style:family="text">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T11" style:family="text">
      <style:text-properties style:font-name="Trebuchet MS" fo:font-size="10pt" fo:language="it" fo:country="IT" fo:font-style="normal" fo:font-weight="bold" officeooo:rsid="00020e6e" style:font-size-asian="10pt" style:language-asian="it" style:country-asian="IT" style:font-style-asian="normal" style:font-weight-asian="bold" style:font-name-complex="Verdana" style:font-size-complex="10pt" style:language-complex="ar" style:country-complex="SA" style:font-style-complex="normal" style:font-weight-complex="bold"/>
    </style:style>
    <style:style style:name="T12" style:family="text">
      <style:text-properties style:font-name="Trebuchet MS" fo:font-size="10pt" fo:language="en" fo:country="GB" fo:font-weight="bold" officeooo:rsid="00020e6e" style:font-size-asian="10pt" style:language-asian="it" style:country-asian="IT" style:font-weight-asian="bold" style:font-name-complex="Verdana" style:font-size-complex="10pt" style:language-complex="ar" style:country-complex="SA" style:font-weight-complex="bold"/>
    </style:style>
    <style:style style:name="T13" style:family="text">
      <style:text-properties style:font-name="Trebuchet MS" fo:font-size="10pt" style:font-size-asian="10pt" style:font-name-complex="Arial1" style:font-size-complex="10pt"/>
    </style:style>
    <style:style style:name="T14" style:family="text">
      <style:text-properties style:font-name="Trebuchet MS" style:font-name-complex="Arial1" style:font-weight-complex="bold"/>
    </style:style>
    <style:style style:name="T15" style:family="text">
      <style:text-properties style:font-name="Trebuchet MS" fo:font-size="9pt" fo:language="en" fo:country="US" fo:font-weight="bold" style:font-size-asian="9pt" style:language-asian="it" style:country-asian="IT" style:font-weight-asian="bold" style:font-name-complex="Arial1" style:font-size-complex="10pt" style:language-complex="ar" style:country-complex="SA" style:font-weight-complex="bold"/>
    </style:style>
    <style:style style:name="T16" style:family="text">
      <style:text-properties style:text-position="40% 100%" style:font-name="Trebuchet MS" fo:font-size="10pt" fo:language="en" fo:country="US" style:font-size-asian="10pt" style:language-asian="it" style:country-asian="IT" style:font-name-complex="Arial1" style:font-size-complex="10pt" style:language-complex="ar" style:country-complex="SA"/>
    </style:style>
    <style:style style:name="T17" style:family="text">
      <style:text-properties fo:color="#222222" style:font-name="Trebuchet MS" fo:font-size="10pt" fo:language="en" fo:country="US" style:font-size-asian="10pt" style:language-asian="it" style:country-asian="IT" style:font-name-complex="Arial1" style:font-size-complex="10pt" style:language-complex="ar" style:country-complex="SA"/>
    </style:style>
    <style:style style:name="T18" style:family="text">
      <style:text-properties fo:color="#222222" style:font-name="Trebuchet MS" fo:font-size="10pt" fo:language="en" fo:country="none" style:font-size-asian="10pt" style:language-asian="it" style:country-asian="IT" style:font-name-complex="Arial1" style:font-size-complex="10pt" style:language-complex="ar" style:country-complex="SA"/>
    </style:style>
    <style:style style:name="T19" style:family="text">
      <style:text-properties fo:color="#0000ff" style:font-name="Trebuchet MS" fo:font-size="10pt" style:text-underline-style="solid" style:text-underline-width="auto" style:text-underline-color="font-color" style:font-size-asian="10pt" style:font-name-complex="Arial1" style:font-size-complex="10pt"/>
    </style:style>
    <style:style style:name="T20" style:family="text">
      <style:text-properties style:font-name="Arial" fo:font-size="10pt" fo:language="it" fo:country="IT" style:text-underline-style="solid" style:text-underline-width="auto" style:text-underline-color="font-color" style:font-size-asian="10pt" style:language-asian="it" style:country-asian="IT" style:font-name-complex="Arial1" style:font-size-complex="10pt" style:language-complex="ar" style:country-complex="SA"/>
    </style:style>
    <style:style style:name="T21" style:family="text">
      <style:text-properties style:font-name="Arial" fo:font-size="10pt" fo:language="it" fo:country="IT"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22" style:family="text">
      <style:text-properties style:font-name="Arial" fo:font-size="10pt" fo:language="it" fo:country="IT" style:font-size-asian="10pt" style:language-asian="it" style:country-asian="IT" style:font-name-complex="Arial1" style:font-size-complex="10pt" style:language-complex="ar" style:country-complex="SA"/>
    </style:style>
    <style:style style:name="T23" style:family="text">
      <style:text-properties style:font-name="Arial" fo:font-size="10pt" fo:language="it" fo:country="IT" fo:font-weight="bold" style:font-size-asian="10pt" style:language-asian="it" style:country-asian="IT" style:font-weight-asian="bold" style:font-name-complex="Arial1" style:font-size-complex="10pt" style:language-complex="ar" style:country-complex="SA"/>
    </style:style>
    <style:style style:name="T24" style:family="text">
      <style:text-properties style:font-name="Arial" fo:font-size="10pt" fo:language="en" fo:country="GB" style:font-size-asian="10pt" style:language-asian="it" style:country-asian="IT" style:font-name-complex="Arial1" style:font-size-complex="10pt" style:language-complex="ar" style:country-complex="SA"/>
    </style:style>
    <style:style style:name="T25" style:family="text">
      <style:text-properties style:font-name="Arial" fo:font-size="10pt" fo:language="en" fo:country="GB" officeooo:rsid="0019f00d" style:font-size-asian="10pt" style:language-asian="it" style:country-asian="IT" style:font-name-complex="Arial1" style:font-size-complex="10pt" style:language-complex="ar" style:country-complex="SA"/>
    </style:style>
    <style:style style:name="T26"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T27"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T28" style:family="text">
      <style:text-properties style:font-name="Arial" fo:font-size="10pt" fo:language="en" fo:country="GB" fo:font-weight="bold" officeooo:rsid="0019f00d" style:font-size-asian="10pt" style:language-asian="it" style:country-asian="IT" style:font-weight-asian="bold" style:font-name-complex="Arial1" style:font-size-complex="10pt" style:language-complex="ar" style:country-complex="SA" style:font-weight-complex="bold"/>
    </style:style>
    <style:style style:name="T29" style:family="text">
      <style:text-properties style:font-name="Arial" fo:font-size="10pt" fo:language="en" fo:country="GB" fo:font-weight="bold" officeooo:rsid="0019f00d" style:font-size-asian="10pt" style:language-asian="it" style:country-asian="IT" style:font-weight-asian="bold" style:font-name-complex="Arial1" style:font-size-complex="10pt" style:language-complex="ar" style:country-complex="SA"/>
    </style:style>
    <style:style style:name="T30" style:family="text">
      <style:text-properties style:font-name="Arial" fo:font-size="10pt" fo:language="en" fo:country="GB" fo:font-style="italic" officeooo:rsid="0019f00d" style:font-size-asian="10pt" style:language-asian="it" style:country-asian="IT" style:font-style-asian="italic" style:font-name-complex="Arial1" style:font-size-complex="10pt" style:language-complex="ar" style:country-complex="SA" style:font-style-complex="italic"/>
    </style:style>
    <style:style style:name="T31" style:family="text">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32" style:family="text">
      <style:text-properties style:font-name="Arial" fo:font-size="10pt" fo:language="en" fo:country="US" fo:font-style="italic" style:font-size-asian="10pt" style:language-asian="it" style:country-asian="IT" style:font-style-asian="italic" style:font-name-complex="Arial1" style:font-size-complex="10pt" style:language-complex="ar" style:country-complex="SA" style:font-style-complex="italic"/>
    </style:style>
    <style:style style:name="T33" style:family="text">
      <style:text-properties style:font-name="Arial" fo:font-size="10pt" fo:language="en" fo:country="US" fo:font-style="italic" officeooo:rsid="0019f00d" style:font-size-asian="10pt" style:language-asian="it" style:country-asian="IT" style:font-style-asian="italic" style:font-name-complex="Arial1" style:font-size-complex="10pt" style:language-complex="ar" style:country-complex="SA" style:font-style-complex="italic"/>
    </style:style>
    <style:style style:name="T34" style:family="text">
      <style:text-properties style:font-name="Arial" fo:font-size="10pt" fo:language="en" fo:country="US" fo:font-style="italic" fo:font-weight="bold" officeooo:rsid="0019f00d" style:font-size-asian="10pt" style:language-asian="it" style:country-asian="IT" style:font-style-asian="italic" style:font-weight-asian="bold" style:font-name-complex="Arial1" style:font-size-complex="10pt" style:language-complex="ar" style:country-complex="SA" style:font-style-complex="italic" style:font-weight-complex="bold"/>
    </style:style>
    <style:style style:name="T35" style:family="text">
      <style:text-properties style:text-position="30% 100%" style:font-name="Arial" fo:font-size="10pt" fo:language="en" fo:country="GB" style:font-size-asian="10pt" style:language-asian="it" style:country-asian="IT" style:font-name-complex="Arial1" style:font-size-complex="10pt" style:language-complex="ar" style:country-complex="S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6"><text:span text:style-name="T1"><text:tab/><text:tab/><text:tab/><text:tab/><text:tab/><text:tab/><text:tab/><text:tab/><text:tab/><text:tab/><text:tab/></text:span><text:span text:style-name="T3">UNIVERSITA’ DI PISA</text:span></text:p>
        <text:p text:style-name="P93">Codice AOO:CLE</text:p>
        <text:p text:style-name="P93">Num. Prot.: 0029640/2017</text:p>
        <text:p text:style-name="P93">Data: 09/06/2017</text:p>
        <text:p text:style-name="P93">Rep.: Decreti Rettorali</text:p>
        <text:p text:style-name="P93">Num: 785/2017</text:p>
        <text:p text:style-name="P94">DIREZIONE <text:s/>DEL PERSONALE</text:p>
        <text:p text:style-name="P95">Dirigente:Dott. Ascenzo Farenti</text:p>
        <text:p text:style-name="P96">UNITA’ PROGRAMMAZIONE E RECLUTAMENTO DEL PERSONALE</text:p>
        <text:p text:style-name="P97">Responsabile: Dott.ssa Laura Tangheroni</text:p>
        <text:p text:style-name="P4"/>
        <text:p text:style-name="P5"/>
        <text:p text:style-name="P5"/>
        <text:p text:style-name="P11"><text:tab/>Selection procedure for the position of no. 20 researchers with a fixed term contact under <text:tab/>article <text:tab/>24, comma 3, lett. b) of the Law 240/2010.</text:p>
        <text:p text:style-name="P11"/>
        <text:p text:style-name="P3"><text:span text:style-name="T6"><text:tab/></text:span><text:span text:style-name="T8">Code RIC2017b1</text:span></text:p>
        <text:p text:style-name="P6"/>
        <text:p text:style-name="P62"><text:tab/></text:p>
        <text:p text:style-name="P6"/>
        <text:p text:style-name="P12">THE CHANCELLOR</text:p>
        <text:p text:style-name="P7"/>
        <text:p text:style-name="P17"><text:span text:style-name="T9">On the basis of the following:</text:span><text:span text:style-name="T4"> </text:span></text:p>
        <text:p text:style-name="P7">–The Statute of the University of Pisa, issued by a decree from the chancellor on 30 September 1994, no. 196 and subsequent modifications;</text:p>
        <text:p text:style-name="P17"><text:span text:style-name="T9">-The</text:span><text:span text:style-name="T4"> </text:span><text:span text:style-name="T9">D.P.R 28 December 2000, No.445;</text:span></text:p>
        <text:p text:style-name="P7">–The Ministerial Decree on Education, University and Research of 25 May 2011, no. 243, criteria and parameters for preliminary assessment of public procedure selection candidates for contracts under article 24, comma 2, letter b) of the Law December 30 2010, no. 240;</text:p>
        <text:p text:style-name="P7">-–The Law of 30 December 2010, no. 240, in particular art. 24;<text:tab/></text:p>
        <text:p text:style-name="P7">–The University regulations regarding research grants with a fixed term contract under art. 24 of the Law 240/2010, issued with Regional Decree no. 8444 on 29 June 2011 as amended; </text:p>
        <text:p text:style-name="P7">– Ministerial Decree 30 October 2015, no. 885, bearing: <text:s/>Determination of Admissions Examination Sectors, re-grouped into macro-sectors;</text:p>
        <text:p text:style-name="P7">-the resolution no. 363 of 22 December 2016, by which the Board of Directors approved the annual budget of the University for the financial year 2017 and the Budget 2017-2019</text:p>
        <text:p text:style-name="P68">-The resolution no. 127 of 28 April 2017, by which the Amministration Committee has approved, among other things, the allocation between the Departments and the assignment to the competition areas of positions for full time researchers on a fixed term contract, according to art. 24, paragraph 3, letter. b) of the law no. 240/2010;</text:p>
        <text:p text:style-name="P68">- the resolution no. 165 of 26 May 2017, by which the Amministration Committee approved amendments and additions to the aforementioned resolution of 28 April 2017;</text:p>
        <text:p text:style-name="P68">- the notes with which the Rector invited the Directors of the departments concerned to complete the schedules with the indication of all the elements useful for the preparation of the tenders;</text:p>
        <text:p text:style-name="P68">- the forms sent by the Director of the departments;</text:p>
        <text:p text:style-name="P7"/>
        <text:p text:style-name="P7"/>
        <text:p text:style-name="P6"/>
        <text:p text:style-name="P109">DECLARES</text:p>
        <text:p text:style-name="P6"/>
        <text:p text:style-name="P6">Art. 1</text:p>
        <text:p text:style-name="P6">Admissions Examination Procedures</text:p>
        <text:p text:style-name="P6"/>
        <text:p text:style-name="P7">Under art. 24, comma 3, lett. B) of the Law 240/2010 and University Regulations for the position of researchers on a fixed-term contract under art. 24 of the Law 240/2010, the selection procedure for the position of no. 20 full time researchers on a fixed-term contract (denominated as 'Senior' contract) listed in Annex A</text:p>
        <text:p text:style-name="P17"><text:span text:style-name="T9">In the forms, for each selection, are indicated the competition sector, the disciplinary field, the scope and </text:span><text:soft-page-break/><text:span text:style-name="T9">objectives of the research, the place of activity of the activity, the specific didactic activity planned, the foreign language of which will be determined the knowledge, and the maximum number of scientific publications to be evaluated, including the PhD thesis, if presented.</text:span></text:p>
        <text:p text:style-name="P7"/>
        <text:p text:style-name="P7"/>
        <text:p text:style-name="P6"/>
        <text:p text:style-name="P6"/>
        <text:p text:style-name="P6"/>
        <text:p text:style-name="P6"/>
        <text:p text:style-name="P6">Art. 2</text:p>
        <text:p text:style-name="P109">Admission requirements for selection</text:p>
        <text:p text:style-name="P7">For selection, candidates, including citizens of non-EU countries, are admitted to participate if they are in possession of the following:</text:p>
        <text:p text:style-name="P64">- Ph.D. degree or equivalent title obtained in Italy or abroad;<text:tab/></text:p>
        <text:p text:style-name="P7">- Qualification certificate in medical specialization for the sectors concerned</text:p>
        <text:p text:style-name="P7">Those who have obtained a degree abroad must declare the recognition of the equivalence of the Italian qualification in accordance with the regulations in force.</text:p>
        <text:p text:style-name="P7">In the absence of a measure of equivalence, they must submit a copy of the request for the initiation of the procedure referred to in art. 38 of Legislative Decree No.165 / 2001. Candidates will be admitted to the selection under condition. </text:p>
        <text:p text:style-name="P18"/>
        <text:p text:style-name="P7">May apply to those who have benefited from the contracts pursuant to art. 24, paragraph 3, letter a) of Law 30.12.2010, no. 240, that is, they have obtained the national scientific qualification for the duties of professor of first or second band as per Article 16 of Law 30.12.2010, no. 240, that is, that they are in possession of a medical specialty certificate, that they have received research grants for at least three years, even if not consecutive, in accordance with Article 51, paragraph 6, of Law no. 449, or of research grants referred to in Article 22 of Law 30.12.2010, no. 240, or post-doctoral grants within the meaning of Article 4 of Law no. 398, or similar contracts, checks or scholarships at foreign universities.</text:p>
        <text:p text:style-name="P18"/>
        <text:p text:style-name="P7">For the achievement of the three-year period it can be combined ownership of fixed-term research contracts, research grants and scholarships awarded by foreign universities also.</text:p>
        <text:p text:style-name="P18"/>
        <text:p text:style-name="P7">Candidates not admitted for selection are Full or Associated University professors <text:s/>and presently employed research fellows on a permanent contract (even though the latter has lapsed due to retirement)..</text:p>
        <text:p text:style-name="P7">Furthermore candidates will not be admitted who have had contracts as salaried researchers and fixed-term research contracts under articles 22 and 24 or the Law 240/2010 at the University of Pisa or other Italian Universities, be they state, non-state or computerized as well as bodies under comma 1 of art. 22 of the Law 240/2010 for a period which, in summation of the duration provided by the contract, placed for public announcement, exceeds comprehensively the 12 years (even though non continuative). <text:s/>With the aims of the duration of the aforesaid contract periods of maternity leave or health problems are not observed under the present norms.</text:p>
        <text:p text:style-name="P7">The requirements for admission must be held at the expiry date of the deadline for submitting applications.</text:p>
        <text:p text:style-name="P7"/>
        <text:p text:style-name="P6">Art. 3</text:p>
        <text:p text:style-name="P109">Applications for admission</text:p>
        <text:p text:style-name="P2"/>
        <text:p text:style-name="P17"><text:span text:style-name="T9">Applications for comparative selection, </text:span><text:span text:style-name="T7">will be produced</text:span><text:span text:style-name="T9">, on pain of exclusion, within the final date of 30 days starting on the day following the publication of the extract of this notice in the Gazzetta Ufficiale.</text:span></text:p>
        <text:p text:style-name="P7"/>
        <text:p text:style-name="P7">The application should be addressed to </text:p>
        <text:p text:style-name="P7"/>
        <text:p text:style-name="P70">MAGNIFICO RETTORE</text:p>
        <text:p text:style-name="P16">UNIVERSITA' DI PISA</text:p>
        <text:p text:style-name="P70">LUNGARNO PACINOTTI, 43</text:p>
        <text:p text:style-name="P7">56126 PISA</text:p>
        <text:p text:style-name="P14">Selection code RIC2017b1</text:p>
        <text:p text:style-name="P7"><text:soft-page-break/></text:p>
        <text:p text:style-name="P7">Applications will be accepted if they are sent by registered post with return receipt before the deadline indicated. The stamp of the accepting post office shall be considered proof</text:p>
        <text:p text:style-name="P7"/>
        <text:p text:style-name="P7">Applications may be presented directly to the “Università Unità Protocollo”, Lungarno Pacinotti, 43, Pisa during the following <text:s/>times:</text:p>
        <text:p text:style-name="P7">from Monday to Friday: <text:s/>9:00 am – 1:00 pm</text:p>
        <text:p text:style-name="P7">Tuesday and Thursday: <text:s/>3:00 pm – 5:00 pm</text:p>
        <text:p text:style-name="P7"/>
        <text:p text:style-name="P7">In the application (see attachment B to be filled out) the candidate must declare, under his/her own responsibility, the following:</text:p>
        <text:p text:style-name="P7"/>
        <text:list xml:id="list8686076063753387124" text:style-name="WWNum18">
          <text:list-item>
            <text:p text:style-name="P99">Selection code (Annex A);</text:p>
          </text:list-item>
          <text:list-item>
            <text:p text:style-name="P99">Personal details, date and place of birth, residency; </text:p>
          </text:list-item>
          <text:list-item>
            <text:p text:style-name="P99">Admission Examination Sector and the Disciplinary Scientific Sector;</text:p>
          </text:list-item>
          <text:list-item>
            <text:p text:style-name="P99">The department;</text:p>
          </text:list-item>
          <text:list-item>
            <text:p text:style-name="P99">An address for receiving communication relating to the present document: address with postal code, telephone number, e-mail address;</text:p>
          </text:list-item>
          <text:list-item>
            <text:p text:style-name="P99">Insurance number or Italian fiscal code number;</text:p>
          </text:list-item>
          <text:list-item>
            <text:p text:style-name="P99">Citizenship;</text:p>
          </text:list-item>
          <text:list-item>
            <text:p text:style-name="P98"><text:span text:style-name="T9">The educational qualifications for admission (If the title has been obtained abroad</text:span><text:span text:style-name="T4"> </text:span><text:span text:style-name="T9">must be enclosed the equivalence measure or copy of the start of the procedure must be enclosed)</text:span></text:p>
          </text:list-item>
          <text:list-item>
            <text:p text:style-name="P99">The enjoyment of civil and political rights in Italy or in the country of origin;</text:p>
          </text:list-item>
          <text:list-item>
            <text:p text:style-name="P99">To not be in possession of a criminal record or convictions, indicating details of the sentences and criminal procedures pending;</text:p>
          </text:list-item>
          <text:list-item>
            <text:p text:style-name="P99">Medical fitness necessary for the position;</text:p>
          </text:list-item>
          <text:list-item>
            <text:p text:style-name="P99">Only for male Italian citizens: position regarding military obligations;</text:p>
          </text:list-item>
          <text:list-item>
            <text:p text:style-name="P99">To not have been dismissed or retired from a Public Administration Body for persistent insufficient production of work; <text:s/>or to not have been declared decreased by a state employee under art. 127 of the “Testo Unico” of dispositions concerning the statute of civilian employees of the state;</text:p>
          </text:list-item>
          <text:list-item>
            <text:p text:style-name="P99">To not presently hold the status or not have previously held the status of full professor or associate professor or of a permanent university research fellow;</text:p>
          </text:list-item>
          <text:list-item>
            <text:p text:style-name="P99">To not have exceeded comprehensively twelve years, (even non-continuously) including the set period of the present contract as a salaried research fellow or fixed-term contract researcher under articles 22 and 24 of the Law 240/2010 at the University of Pisa or at other Italian state or non-state or computational Universities respectively; <text:s/>as well as at bodies referred to under comma 1, of article 22 of the Law 240/2010;</text:p>
          </text:list-item>
          <text:list-item>
            <text:p text:style-name="P98"><text:span text:style-name="T9">To be aware that he/she cannot proceed to the stipulation of the contract if he/she is related by birth or has affinity (up to 4</text:span><text:span text:style-name="T16">th</text:span><text:span text:style-name="T9">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item>
            <text:p text:style-name="P99">to authorize the University of Pisa to the processing of their personal data as provided by art.</text:p>
          </text:list-item>
        </text:list>
        <text:p text:style-name="P100">14 of the announcement.</text:p>
        <text:p text:style-name="P15"/>
        <text:p text:style-name="P7">Any lack in the application forms of declarations of which in the preceding points would result in exclusion of the selective process, an exclusion is made, only for foreign citizens, for the missing inclusion of Italian fiscal code.</text:p>
        <text:p text:style-name="P7"/>
        <text:p text:style-name="P7">The candidate's signature below the application form is not subject to authentication.</text:p>
        <text:p text:style-name="P7"/>
        <text:p text:style-name="P7">Any eventual variation of what is declared in the application form must be hastily communicated to the University. <text:s/>The University assumes no responsibility for loss of mail due to any incorrect addressing by candidates including lost or tardy communication of variation; or for any problems relating to the post office or telegram service; or problems due to third parties or any unforeseeable circumstances.</text:p>
        <text:p text:style-name="P7"/>
        <text:p text:style-name="P7"/>
        <text:p text:style-name="P6">Art. 4</text:p>
        <text:p text:style-name="P6">Documents to be attached</text:p>
        <text:p text:style-name="P7"><text:soft-page-break/></text:p>
        <text:p text:style-name="P7">The following need be attached to the application forms:</text:p>
        <text:p text:style-name="P7"/>
        <text:p text:style-name="P7">a.) C.V. of scientific and teaching activity of the candidate duly self-certified using attachment C of the present document.</text:p>
        <text:p text:style-name="P7">b.) <text:s/>Qualifications the candidate holds to be valid for the selection process and which will be presented according to art. 5 with the relative list.</text:p>
        <text:p text:style-name="P31"><text:span text:style-name="T17">c</text:span><text:span text:style-name="T18">)publications that the candidate plans to submit by the panel, including the doctoral thesis, with its list;</text:span><text:line-break/><text:span text:style-name="T18">d) a list of all publications.</text:span></text:p>
        <text:p text:style-name="P7"/>
        <text:p text:style-name="P7">Furthermore a photocopy of Italian fiscal code and a document of identity are required.</text:p>
        <text:p text:style-name="P7"/>
        <text:p text:style-name="P7">Both the C.V.(duly translated in Italian), qualification list and publication list should be dated and signed by the candidate.</text:p>
        <text:p text:style-name="P15"/>
        <text:p text:style-name="P15">In the envelope containing the application and the relative qualifications as well as the publications) the following should be written: <text:s/>“Domanda titoli e pubblicazioni : <text:s/>procedura di selezione per contratto a tempo determinato,” <text:s/>and the following must be clearly indicated: <text:s/>selection code, indication of disciplinary scientific sector, the department for which the candidate intends to apply; <text:s/>as well as surname, name and address of the candidate.</text:p>
        <text:p text:style-name="P6"/>
        <text:p text:style-name="P6"/>
        <text:p text:style-name="P6"/>
        <text:p text:style-name="P6">Art. 5</text:p>
        <text:p text:style-name="P6">Presentation of qualifications and publications</text:p>
        <text:p text:style-name="P7"/>
        <text:p text:style-name="P7">Qualifications should be issued on plain paper. <text:s/></text:p>
        <text:p text:style-name="P7">The titles can be produced in original, or in a copy declared as conforming to the original by means of a declaration of substitution of the notariety act, pursuant to art. 47 of D.P.R. 28/12/2000, No.445, filling in Annex C.</text:p>
        <text:p text:style-name="P7">Candidates can also demonstrate the possession of the above-mentioned titles by means of the form of a substitute declaration of certification referred to in art. 46 of D.P.R. 445/2000, filling in Annex D.</text:p>
        <text:p text:style-name="P7">Non E.U. Citizen candidates resident in Italy can use sworn declarations with limit in cases of proving conditions, facts and personal qualities certifiable or attestable from public or private Italian subjects under article 3, comma 2, of the Italian President of the Republic Decree of 28 December 2000, no. 445.</text:p>
        <text:p text:style-name="P7">Certificates released by the competent foreign state authorities must be in accordance with the provisions in force in the same state and must also be legalized by the competent Italian consular authorities.</text:p>
        <text:p text:style-name="P7">Publications candidates intend to rely on for selection procedure, allowing for the maximum number indicated in the present document, must be presented together with their application and documents according to art. 4.</text:p>
        <text:p text:style-name="P7">Candidates may produce the original publications or may make the declaration of substitution of the notarial act aware of the fact that the copies of the publications conform to the original (Annex C).</text:p>
        <text:p text:style-name="P7">Works printed abroad must bear the date and place of publications or, alternatively, ISBN or equivalent should be the date.</text:p>
        <text:p text:style-name="P7">Except for publications or texts accepted for publication in accordance with current rules, as well as essays included in collective works and articles published in magazines in paper or digital format, excluding internal notes or departmental reports, as well as the dissertation of doctoral or Equivalent titles.</text:p>
        <text:p text:style-name="P7">If the maximum number of publications listed in Annex A is exceeded, the Commission will evaluate them according to the order indicated in the list, up to the limit of the established limit.</text:p>
        <text:p text:style-name="P7">The Administration reserves the right to carry out appropriate checks on the content of the substitution declarations.</text:p>
        <text:p text:style-name="P18"/>
        <text:p text:style-name="P7"/>
        <text:p text:style-name="P7"/>
        <text:p text:style-name="P7"/>
        <text:p text:style-name="P109"><text:soft-page-break/>Art. 6</text:p>
        <text:p text:style-name="P109">Exclusion from selection</text:p>
        <text:p text:style-name="P6"/>
        <text:p text:style-name="P43">Exclusion of participation in the procedure due to lack of requirements according to articles 2 and 3 is set out with executive provision and notified to the candidate.</text:p>
        <text:p text:style-name="P43"/>
        <text:p text:style-name="P43"/>
        <text:p text:style-name="P43"/>
        <text:p text:style-name="P44">Art. 7</text:p>
        <text:p text:style-name="P44">The Panel and selection procedure</text:p>
        <text:p text:style-name="P44"/>
        <text:p text:style-name="P43">The panel, nominated via a decree by the Chancellor consists of at least three members from the structure prospering the contract.</text:p>
        <text:p text:style-name="P43"/>
        <text:p text:style-name="P43">The panel must conclude its work before four months of the nominal decree. <text:s/>The Chancellor, for proven and exceptional reasons noted by the president of the panel, may postpone the conclusion of the panel’s work only one time and for no longer than two months.</text:p>
        <text:p text:style-name="P43"/>
        <text:p text:style-name="P43">In the first sitting the panel establishes the criteria and modality of candidate’s assessment according to the parameters set out by the ministerial decree of 25 May 2011, no. 243, as well as marks to be attributed to qualifications and publications.</text:p>
        <text:p text:style-name="P43"/>
        <text:p text:style-name="P43">Selection is carried out by a preliminary evaluation of the candidates with motivated analytic judgment on their qualifications, CV and on their scientific production, including their doctoral theses.</text:p>
        <text:p text:style-name="P43"/>
        <text:p text:style-name="P43">Following preliminary evaluation the comparatively more meritorious candidates, between 10 and 20 percent of the original number (and no less than 6 in number) are admitted for an interview on the basis of their qualifications and scientific position. <text:s/>All candidates will be admitted for the interview if their total number is equal to or less than 6.</text:p>
        <text:p text:style-name="P43"/>
        <text:p text:style-name="P43">Candidates will be notified via registered post with return receipt 20 days before the interview if they are to attend based on their qualifications and publications. <text:s/>The lack of presence at the interview will be considered an explicit and definitive manifestation of the candidate’s voluntary wish to renounce taking part in the selection procedure.</text:p>
        <text:p text:style-name="P43"/>
        <text:p text:style-name="P43">During the interview on the candidates’ qualifications and publication there will be an oral examination to assess the candidates’ language levels as indicated in this document.</text:p>
        <text:p text:style-name="P43"/>
        <text:p text:style-name="P101">Candidates who are engaged abroad can be electronically interviewed after their identification at foreign universities or internationally recognized research centers. The Commission declares that the interview is correct and obtains a copy of the candidate's identity document.</text:p>
        <text:p text:style-name="P43"/>
        <text:p text:style-name="P43">Following the interview a marking system will be attributed to the qualifications and to each publication presented by the successful candidates. <text:s/>For assessment of qualifications and publications the panel can ask for the aid of referees as established in the first meeting.</text:p>
        <text:p text:style-name="P43"/>
        <text:p text:style-name="P43">When the results of the selection procedure have been concluded, based on a comprehensive point system, the panel will set out a list of scores designating the winner or declaring the absence of any winners.</text:p>
        <text:p text:style-name="P43"/>
        <text:p text:style-name="P43">The panel will carry out a motivated assessment followed by a comparative evaluation, referring to the specific Admission Examination sector and to the profile defined via indication of one or more disciplinary-scientific sectors, C.V. and the following properly documented qualifications of the candidates:</text:p>
        <text:list xml:id="list6849943788389755386" text:style-name="WWNum7">
          <text:list-item>
            <text:p text:style-name="P116">PhD or equivalent, or , for the interested sectors, a certificate of medical specialization or equivalent awarded in Italy or abroad;</text:p>
          </text:list-item>
          <text:list-item>
            <text:p text:style-name="P116">Any university teaching activity in Italy or abroad;</text:p>
          </text:list-item>
          <text:list-item>
            <text:p text:style-name="P116">Documented training or internship activity or research at established Italian or foreign institutes;</text:p>
          </text:list-item>
          <text:list-item>
            <text:p text:style-name="P116">Documented clinical activity relating to the Admission Examination Sector requesting such competences;</text:p>
          </text:list-item>
          <text:list-item>
            <text:p text:style-name="P116"><text:soft-page-break/>Experience of project activity as stated in the Admission Examination Sector’s requirements.</text:p>
          </text:list-item>
          <text:list-item>
            <text:p text:style-name="P116">Organization, management and coordination of national or international research groups or participation in the above;</text:p>
          </text:list-item>
          <text:list-item>
            <text:p text:style-name="P116">Patent titles as stated in the Admission Examination Sector’s requirements.</text:p>
          </text:list-item>
          <text:list-item>
            <text:p text:style-name="P116">Speaker at national or international congresses or conventions;</text:p>
          </text:list-item>
          <text:list-item>
            <text:p text:style-name="P116">National or international prizes or recognition for research;</text:p>
          </text:list-item>
          <text:list-item>
            <text:p text:style-name="P116">European certificate of specialization recognized by international boards as stated in the Admission Examination Sector’s requirements;</text:p>
          </text:list-item>
        </text:list>
        <text:p text:style-name="P43"/>
        <text:p text:style-name="P43"/>
        <text:p text:style-name="P43">Assessment of each qualification indicated by comma 1 is effected by considering specifically the significance the latter has in order of quality and quantity of the research activity carried out by the single candidate.</text:p>
        <text:p text:style-name="P43"/>
        <text:p text:style-name="P43">The panel will effect comparative assessment of the publications on the basis of the following criteria:</text:p>
        <text:p text:style-name="P43"/>
        <text:list xml:id="list1459779784649303221" text:style-name="WWNum8">
          <text:list-item>
            <text:p text:style-name="P117">Originality, innovation, rigorous methodology and relevance <text:s/>of each scientific publication;</text:p>
          </text:list-item>
          <text:list-item>
            <text:p text:style-name="P117">Congruence of each publication with the Admission Examination Sector for which the selection procedure is effected and with any profile, defined exclusively via indication of one or more disciplinary-scientific sectors, or with interdisciplinary themes correlated to the latter;</text:p>
          </text:list-item>
          <text:list-item>
            <text:p text:style-name="P117">Scientific relevance of editorial collocation of each publication and its circulation within the scientific community;</text:p>
          </text:list-item>
          <text:list-item>
            <text:p text:style-name="P117">Analytic determination, also on the basis of recognized criteria in the referred international scientific community, of individual bearing of the candidate in case of participation in collaboration work;</text:p>
          </text:list-item>
        </text:list>
        <text:p text:style-name="P43"/>
        <text:p text:style-name="P43">The panel must also evaluate the consistent complexity of the candidate’s scientific production, the intensity and temporal continuity of the same (subject to periods <text:s/>adequately documented of non-voluntary distancing from the research activity) with particular attention to parenting functions.</text:p>
        <text:p text:style-name="P43"/>
        <text:p text:style-name="P43">In the arena of the Admission Examination Sector wherein international standards are used for assessing publications, the following indicators are used (referring to the candidate deadline dates):</text:p>
        <text:list xml:id="list5133787139374413599" text:style-name="WWNum9">
          <text:list-item>
            <text:p text:style-name="P118">Total number of citations;</text:p>
          </text:list-item>
          <text:list-item>
            <text:p text:style-name="P118">Average number of citations per publication;</text:p>
          </text:list-item>
          <text:list-item>
            <text:p text:style-name="P118">Total impact factor</text:p>
          </text:list-item>
          <text:list-item>
            <text:p text:style-name="P118">Average impact factor per publication;</text:p>
          </text:list-item>
          <text:list-item>
            <text:p text:style-name="P118">Combination of previous parameters for assessing the impact of the candidate’s scientific production (Hirsch index or similar).</text:p>
          </text:list-item>
        </text:list>
        <text:p text:style-name="P43"/>
        <text:p text:style-name="P43"/>
        <text:p text:style-name="P44">Art. 8</text:p>
        <text:p text:style-name="P44">Validation of the acts</text:p>
        <text:p text:style-name="P43"/>
        <text:p text:style-name="P43">The Chancellor, within thirty days of notification, shall attest with his own decree the formal validity of the acts and the result of the procedure, which will be rendered public via publication on the official University register and on the University web site.</text:p>
        <text:p text:style-name="P43"/>
        <text:p text:style-name="P43"/>
        <text:p text:style-name="P44">Art. 9</text:p>
        <text:p text:style-name="P44">Call proposal </text:p>
        <text:p text:style-name="P44"/>
        <text:p text:style-name="P43">The department will communicate the winner within 60 days of validation of the acts.</text:p>
        <text:p text:style-name="P43"/>
        <text:p text:style-name="P43">The deliberation is valid if approved by an absolute majority favourable vote of the full and associate professors afferent to the structure.</text:p>
        <text:p text:style-name="P43"/>
        <text:p text:style-name="Body_20_Text_20_2"><text:span text:style-name="T13">Non adoption of the deliberation call, within the deadline under comma 1, will result in the impossibility of the structure invoking this document, to request a new selection procedure for the same sector for a period of one year.</text:span></text:p>
        <text:p text:style-name="P43"/>
        <text:p text:style-name="P43">The deliberation containing the call proposal is subject to approval of the Administration Governing Board.</text:p>
        <text:p text:style-name="P43"><text:soft-page-break/></text:p>
        <text:p text:style-name="P43">In the case whereby the winner renounces the position before the signing of the contract the department can proceed to a new call taken from the score list of candidates.</text:p>
        <text:p text:style-name="P43"/>
        <text:p text:style-name="P43"/>
        <text:p text:style-name="P43"/>
        <text:p text:style-name="P44">Art. 10</text:p>
        <text:p text:style-name="P44">Work relation</text:p>
        <text:p text:style-name="P44"/>
        <text:p text:style-name="P44"/>
        <text:p text:style-name="P43">The successful candidate will engage in a working relation with the University of Pisa for a fixed-term contract via the stipulation of a private subordinate contract undersigned by the Chancellor and regulated by the University Regulations for the employment of research post graduates on a fixed-term contract under art. 24 of the Law 240/2010 cited in the introduction of this document and published on the University of Pisa website.</text:p>
        <text:p text:style-name="P43"/>
        <text:p text:style-name="P43">The purpose of the contract is to carry out research activities and teaching activities, integrative teaching and student service</text:p>
        <text:p text:style-name="P43"/>
        <text:p text:style-name="P43">Disciplinary competence is regulated by art. 10 of the Law 240/2010.</text:p>
        <text:p text:style-name="P43">The successful candidate must present, according to the stipulation of the individual contract of work, all the documentation requested under the norms in force for the engagement of a working relation on a fixed-term contract, for research.</text:p>
        <text:p text:style-name="P43"/>
        <text:p text:style-name="P43">The contract is subject to all obligations set out for the remaining work relations stipulated with the University of Pisa.</text:p>
        <text:p text:style-name="P43"/>
        <text:p text:style-name="P43">The regime of incompatability and the effectation of other positions is regulated by art. 14 of the above cited University Regulations for the employment of research post graduates on a fixed-term contract under art. 24 of the Law 240/2010.</text:p>
        <text:p text:style-name="P17"><text:span text:style-name="T9">The contracts are conferred in accordance with the Ethical Code of the University. <text:s/>They cannot, in any way, be given to those who are related by birth or have affinity (up to the 4</text:span><text:span text:style-name="T16">th</text:span><text:span text:style-name="T9"> grade) or marriage with a professor belonging to the structure from which the sum is assigned.</text:span></text:p>
        <text:p text:style-name="P7"/>
        <text:p text:style-name="P7">The applicant must be in possession of the requirements for gaining admission to the selection process at the termination date of the present application.</text:p>
        <text:p text:style-name="P43"/>
        <text:p text:style-name="P43"/>
        <text:p text:style-name="P44">Art. 11</text:p>
        <text:p text:style-name="P44">Salary</text:p>
        <text:p text:style-name="P44"/>
        <text:p text:style-name="P43">The salary stipulated in the wording of the contract is equal to 41.877,68 <text:s/>Euro l.d. including a “thirteenth month” end-of-year bonus, for the entire duration of the contract, corresponding to the expected salary of the post graduate researcher (confirmed as class 0) on a full time contract elevated of 20%.</text:p>
        <text:p text:style-name="P43"/>
        <text:p text:style-name="P43">Inflation and career index-linked pay adjustments are not applied to fixed-term post graduate researchers.</text:p>
        <text:p text:style-name="P43"/>
        <text:p text:style-name="P43"/>
        <text:p text:style-name="P43"/>
        <text:p text:style-name="P44">Art. 12</text:p>
        <text:p text:style-name="P44">Return of documentation</text:p>
        <text:p text:style-name="P44"/>
        <text:p text:style-name="Body_20_Text_20_2"><text:span text:style-name="T13">At the end of the selection procedure, elapsing 60 days after the publication of the Chancellor’s decree (validating the acts) in the official University Register, the University shall return to those applicants, who specifically so requested, their original documents attached to their application forms unless there be any legal acts binding. <text:s/>The documents must be collected by the applicant within 30 days of the expiry of the stipulated termination date. <text:s/>Beyond this date the University is no longer responsible for the keeping and returning of the above documentation.</text:span></text:p>
        <text:p text:style-name="P43"><text:soft-page-break/></text:p>
        <text:p text:style-name="P44">Art. 13</text:p>
        <text:p text:style-name="P44">Protection of personal data</text:p>
        <text:p text:style-name="P44"/>
        <text:p text:style-name="P43">The protection of personal data is subject to the “Protection of personal data” legislative decree of 30 June 2003, no. 196 published in the Gazzetta Ufficiale of 29 July 2003, general series no. 174, ordinary supplement no. 123 L.</text:p>
        <text:p text:style-name="P43"/>
        <text:p text:style-name="P43">Any data provided by applicants will only be used for the purposes of the present announcement.</text:p>
        <text:p text:style-name="P43"/>
        <text:p text:style-name="P43">Such data must be provided for the requisites for participation. <text:s/>If they are not so provided the applicant shall be disqualified.</text:p>
        <text:p text:style-name="P43"/>
        <text:p text:style-name="P43">Applicants enjoy the right of the above cited law, including the right to access any data that regards them, and also have the right to rectify, update, complete or delete any erroneous and incomplete data; <text:s/>or any data collected under terms not conforming with the law.</text:p>
        <text:p text:style-name="P43"/>
        <text:p text:style-name="P44">14</text:p>
        <text:p text:style-name="P43"><text:s text:c="32"/><text:tab/><text:tab/>Person in charge of the proceedings.</text:p>
        <text:p text:style-name="P44"/>
        <text:p text:style-name="Body_20_Text_20_2"><text:span text:style-name="T13">In accordance with the article 5 of Law no. 241 of 7 August 1990, the person in charge of the present announcement is Dott.ssa Laura Tangheroni, Teaching and Technical Staff Recruitment Office – University of Pisa – Lungarno Pacinotti 43/44 – Pisa –– fax: <text:s/>050/2210661 – e-mail: <text:s/></text:span><text:a xlink:type="simple" xlink:href="mailto:concorsi@adm.unipi.it"><text:span text:style-name="T19">concorsi@adm.unipi.it</text:span></text:a></text:p>
        <text:p text:style-name="P46"/>
        <text:p text:style-name="P47"/>
        <text:p text:style-name="P44">Art. 15</text:p>
        <text:p text:style-name="P44">Publication</text:p>
        <text:p text:style-name="P44"/>
        <text:p text:style-name="P43">This announcement is published in the official Gazette of this University and at the University site.</text:p>
        <text:p text:style-name="Body_20_Text_20_2"><text:span text:style-name="T13">The same notice is published in the Gazzetta Ufficiale ,</text:span><text:span text:style-name="T2"> </text:span><text:span text:style-name="T13">special IV series “Admission examinations” and on the site of the Ministry of Education, University and Research and the European Union.</text:span></text:p>
        <text:p text:style-name="P115"><text:tab/></text:p>
        <text:p text:style-name="P45"/>
        <text:p text:style-name="P32"/>
        <text:p text:style-name="P32"/>
        <text:p text:style-name="P3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20"/>
        <text:p text:style-name="P75">Annex (A)</text:p>
        <text:p text:style-name="P72">Codice selezione A_1</text:p>
        <text:p text:style-name="P16"/>
        <text:p text:style-name="P8">Department of Biology</text:p>
        <text:p text:style-name="P8"/>
        <text:p text:style-name="P17"><text:span text:style-name="T10">Admission Examination Sector: 05/D1 – </text:span><text:span text:style-name="T4">Physiology</text:span></text:p>
        <text:p text:style-name="P8"/>
        <text:p text:style-name="P8">Disciplinary Scientific Sector: BIO/09 Physiology</text:p>
        <text:p text:style-name="P8"/>
        <text:p text:style-name="P8">Nr. of position available: 1</text:p>
        <text:p text:style-name="P8"/>
        <text:p text:style-name="P119">Focus of research:</text:p>
        <text:p text:style-name="P50">The researcher will exert his/her activity in the field of the homeostatic responses of an organism at the molecular, cellular, and tissue levels, in the context of the modifications in the surrounding environment. He/she will also study the functional mechanisms of the communication systems between cells as well as the specialized functions single cells. In addition, he/she will study the potential applications of the acquired knowledge for human health. In particular, the researcher activity will be focused on the study of retinal physiology and of its possible functional alterations.</text:p>
        <text:p text:style-name="P50"/>
        <text:p text:style-name="P125">Scientific productivity:</text:p>
        <text:p text:style-name="P16">Produzione di lavori scientifici su riviste internazionali indicizzate e partecipazione a convegni scientifici nazionali e internazionali per la disseminazione dei risultati delle ricerche. Partecipazione a progetti di ricerca nazionali e internazionali</text:p>
        <text:p text:style-name="P16"/>
        <text:p text:style-name="P55">Head office:</text:p>
        <text:p text:style-name="P51">Department of Biology</text:p>
        <text:p text:style-name="P51"/>
        <text:p text:style-name="P52">Specific didactic activity of the contract:</text:p>
        <text:p text:style-name="P52">The teaching activity will be held within the courses belonging to the sientific-disciplinay sector BIO/09 “Physiology</text:p>
        <text:p text:style-name="P50"/>
        <text:p text:style-name="P52">Candidates will be required to demonstrate an adequate knowledge of English language</text:p>
        <text:p text:style-name="P50"/>
        <text:p text:style-name="P11">Candidates may present a maximum number of 14 scientific publications</text:p>
        <text:p text:style-name="P12"/>
        <text:p text:style-name="P12"/>
        <text:p text:style-name="P12"/>
        <text:p text:style-name="P12"/>
        <text:p text:style-name="P12"><text:soft-page-break/></text:p>
        <text:p text:style-name="P12"/>
        <text:p text:style-name="P12"/>
        <text:p text:style-name="P12"/>
      </text:section>
      <text:section text:style-name="Sect1" text:name="Section1">
        <text:p text:style-name="P12"/>
        <text:p text:style-name="P12">Codice selezione A_2</text:p>
        <text:p text:style-name="P8"/>
        <text:p text:style-name="P8">Department of Biology</text:p>
        <text:p text:style-name="P8"/>
        <text:p text:style-name="P8">Admission Examination Sector: 05/A2 Plant Physiology</text:p>
        <text:p text:style-name="P8"/>
        <text:p text:style-name="P17"><text:span text:style-name="T10">Disciplinary Scientific Sector</text:span><text:span text:style-name="T4"> </text:span><text:span text:style-name="T10">BIO/04 Plant Physiology</text:span></text:p>
        <text:p text:style-name="P8"/>
        <text:p text:style-name="P50">Nr. of position available: 1</text:p>
        <text:p text:style-name="P50"/>
        <text:p text:style-name="P119">Focus of research:</text:p>
        <text:p text:style-name="P50">As according to the declaration of the Settore Scientifico Disciplinare Bio/04 (Plant Physiology), the researcher will conduct his/her activity on the physiological response of higher plants to exogenous stimuli with a special focus on the effects of the environment at the metabolic and developmental level. When investigating these topics, the researcher is expected to exploit biotechnological approaches, also including state-of the-art molecular tools.</text:p>
        <text:p text:style-name="P50"/>
        <text:p text:style-name="P52">Scientific productivity:</text:p>
        <text:p text:style-name="P74">Publication of papers in international scientific, peer-reviewed journals and participation to national and international meetings for dissemination of the research results. Collaboration with research institutions of the highest repute in the field of plant molecular physiology.</text:p>
        <text:p text:style-name="P8"/>
        <text:p text:style-name="P50">Head office:</text:p>
        <text:p text:style-name="P50">Department of Biology</text:p>
        <text:p text:style-name="P52"/>
        <text:p text:style-name="P52">Specific didactic activity of the contract:</text:p>
        <text:p text:style-name="P50">The teaching activity will be held within the courses belonging to the Settore Scientifico Disciplinare BIO/04</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52"/>
        <text:p text:style-name="P12"/>
        <text:p text:style-name="P12"/>
        <text:p text:style-name="P12"/>
        <text:p text:style-name="P12"/>
        <text:p text:style-name="P12"/>
        <text:p text:style-name="P12"/>
        <text:p text:style-name="P12"/>
        <text:p text:style-name="P12"/>
        <text:p text:style-name="P12"/>
      </text:section>
      <text:section text:style-name="Sect1" text:name="Section2">
        <text:p text:style-name="P12"/>
        <text:p text:style-name="P12">Codice selezione A_3</text:p>
        <text:p text:style-name="P8"><text:soft-page-break/></text:p>
        <text:p text:style-name="P8">Department of Chemistry and Industrial Chemistry</text:p>
        <text:p text:style-name="P8"/>
        <text:p text:style-name="P14">Admission Examination Sector: 03/C2 Industrial And Applied Chemistry</text:p>
        <text:p text:style-name="P8"/>
        <text:p text:style-name="P14">Disciplinary Scientific Sector:CHIM/04 Industrial Chemistry</text:p>
        <text:p text:style-name="P50"/>
        <text:p text:style-name="P50">Nr. of position available: 1</text:p>
        <text:p text:style-name="P50"/>
        <text:p text:style-name="P119">Focus of research:</text:p>
        <text:p text:style-name="P49">Studies of technology and nanotechnology aspects in the preparation of polymeric materials of industrial interest and the associated features of low environmental impact</text:p>
        <text:p text:style-name="P50"/>
        <text:p text:style-name="P52">Scientific productivity:</text:p>
        <text:p text:style-name="P52">Scientific publications, participations and presentations in meetings, possible filings of industrial patents</text:p>
        <text:p text:style-name="P52"/>
        <text:p text:style-name="P51">Head office:</text:p>
        <text:p text:style-name="P53">Department of Chemistry and Industrial Chemistry</text:p>
        <text:p text:style-name="P52"/>
        <text:p text:style-name="P52">Specific didactic activity of the contract:</text:p>
        <text:p text:style-name="P50">Courses in polymer science, industrial chemistry and materials for special applications</text:p>
        <text:p text:style-name="P52"/>
        <text:p text:style-name="P13">Candidates will be required to demonstrate an adequate knowledge of English language</text:p>
        <text:p text:style-name="P13"/>
        <text:p text:style-name="P13">Candidates may present a maximum number of 12 scientific publications</text:p>
        <text:p text:style-name="P13"/>
        <text:p text:style-name="P12"/>
        <text:p text:style-name="P12"/>
        <text:p text:style-name="P12"/>
        <text:p text:style-name="P12"/>
      </text:section>
      <text:section text:style-name="Sect1" text:name="Section3">
        <text:p text:style-name="P12"/>
        <text:p text:style-name="P12">Codice selezione A_4</text:p>
        <text:p text:style-name="P9"/>
        <text:p text:style-name="P8"/>
        <text:p text:style-name="P8">Department of Chemistry and Industrial Chemistry</text:p>
        <text:p text:style-name="P8"/>
        <text:p text:style-name="P13">Admission Examination Sector 03/C1 Organic Chemistry</text:p>
        <text:p text:style-name="P13"/>
        <text:p text:style-name="P13">Disciplinary Scientific Sector CHIM/06 Organic Chemistry</text:p>
        <text:p text:style-name="P13"/>
        <text:p text:style-name="P13">Nr. of position available: 1</text:p>
        <text:p text:style-name="P50"/>
        <text:p text:style-name="P119">Focus of research:</text:p>
        <text:p text:style-name="P49">Development of new efficient and catalytic synthetic methodologies, based also on regio-and stereoselective approaches, for the realization of biologically active compounds and new organic <text:soft-page-break/>materials”</text:p>
        <text:p text:style-name="P49"/>
        <text:p text:style-name="P52"/>
        <text:p text:style-name="P52">Scientific productivity:</text:p>
        <text:p text:style-name="P50">“International scientific publications on peer-reviewed journals and access to competitive research calls. Dissemination of research results in national and international congresses, and activities aimed at the public and on the web. Attainment of full scientific autonomy, including through the supervision of graduation and PhD dissertations”</text:p>
        <text:p text:style-name="P50"/>
        <text:p text:style-name="P69">Head office </text:p>
        <text:p text:style-name="P69">Department of Chemistry and Industrial Chemistry</text:p>
        <text:p text:style-name="P53"/>
        <text:p text:style-name="P52"/>
        <text:p text:style-name="P52">Specific didactic activity of the contract:</text:p>
        <text:p text:style-name="P50">Laboratory and theoretical courses for characterizing and compulsory training activities of the SSD CHIM06 for The Bachelor and Master's degree courses of the University of Pisa</text:p>
        <text:p text:style-name="P50"/>
        <text:p text:style-name="P50"/>
        <text:p text:style-name="P50">Candidates will be required to demonstrate an adequate knowledge of English language</text:p>
        <text:p text:style-name="P50"/>
        <text:p text:style-name="P50">Candidates may present a maximum number of 15 scientific publicat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4">
        <text:p text:style-name="P12"/>
        <text:p text:style-name="P12">Codice selezione A_5</text:p>
        <text:p text:style-name="P8"/>
        <text:p text:style-name="P8">Department of Civilisations and Forms of Knowledge</text:p>
        <text:p text:style-name="P8"/>
        <text:p text:style-name="P17"><text:span text:style-name="T6">Admission Examination Sector 10/N3 </text:span><text:span text:style-name="T15">Central And East Asian Cultures</text:span></text:p>
        <text:p text:style-name="P13"/>
        <text:p text:style-name="P13">Disciplinary Scientific Sector L-OR/18 Indology And Tibetology</text:p>
        <text:p text:style-name="P13"/>
        <text:p text:style-name="P13">Nr. of position available: 1</text:p>
        <text:p text:style-name="P50"/>
        <text:p text:style-name="P119">Focus of research:</text:p>
        <text:p text:style-name="P49"><text:soft-page-break/>Vedic, Epic and Buddhist literature (in Sanskrit and Pali)</text:p>
        <text:p text:style-name="P49"/>
        <text:p text:style-name="P52">Scientific productivity:</text:p>
        <text:p text:style-name="P49">The aims of scientific production of the researcher will be, during the three years, the publication as author of a monograph or scientific articles on journals of A category (according to the ANVUR evaluation) in the above-mentioned domain of research</text:p>
        <text:p text:style-name="P51"/>
        <text:p text:style-name="P51">Head office:</text:p>
        <text:p text:style-name="P53">Department of Civilisations and Forms of Knowledge</text:p>
        <text:p text:style-name="P52"/>
        <text:p text:style-name="P52">Specific didactic activity of the contract:</text:p>
        <text:p text:style-name="P50">Lessonsin <text:s/>Indology with special reference to Sanskrit and Vedic language</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5">
        <text:p text:style-name="P12"/>
        <text:p text:style-name="P12">Codice selezione A_6</text:p>
        <text:p text:style-name="P9"/>
        <text:p text:style-name="P8"/>
        <text:p text:style-name="P8">Department of Economics and Management</text:p>
        <text:p text:style-name="P8"/>
        <text:p text:style-name="P13">Admission Examination Sector 13/D4 Mathematical Methods Of Economics, Finance And Actuarial Sciences</text:p>
        <text:p text:style-name="P8"/>
        <text:p text:style-name="P13">Disciplinary Scientific Sector SECS-S/06 Mathematical Methods Of Economics, Finance And Actuarial Sciences</text:p>
        <text:p text:style-name="P13"/>
        <text:p text:style-name="P13">Nr. of position available: 1</text:p>
        <text:p text:style-name="P13"/>
        <text:p text:style-name="P119">Focus of research:</text:p>
        <text:p text:style-name="P48"><text:span text:style-name="T14">The research activity will be devoted to the study of mathematical methods and tools for Economics, Finance, Social Sciences, Actuarial Sciences, Management, Decision Theory, Risk Theory, Market Analysis</text:span></text:p>
        <text:p text:style-name="P50"><text:soft-page-break/></text:p>
        <text:p text:style-name="P52">Scientific productivity:</text:p>
        <text:p text:style-name="P50">The scientific production will be devoted to the publication of research papers on widely distributed international journal</text:p>
        <text:p text:style-name="P50"/>
        <text:p text:style-name="P51">Head office:</text:p>
        <text:p text:style-name="P49">Department of Economics and Management</text:p>
        <text:p text:style-name="P50"/>
        <text:p text:style-name="P52">Specific didactic activity of the contract:</text:p>
        <text:p text:style-name="P50">Teaching courses in the field “Mathematical methods for economics and actuarial and financial sciences” (SECS-S/06) which are offered by the Department of Economics and management</text:p>
        <text:p text:style-name="P50"/>
        <text:p text:style-name="P13">Candidates will be required to demonstrate an adequate knowledge of English language</text:p>
        <text:p text:style-name="P13"/>
        <text:p text:style-name="P13">Candidates may present a maximum number of 16 scientific publications</text:p>
        <text:p text:style-name="P13"/>
        <text:p text:style-name="P5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6">
        <text:p text:style-name="P12"/>
        <text:p text:style-name="P12">Codice selezione A_7</text:p>
        <text:p text:style-name="P8"/>
        <text:p text:style-name="P8">Department of Pharmacy</text:p>
        <text:p text:style-name="P8"/>
        <text:p text:style-name="P13">Admission Examination Sector 03/C1 Organic Chemistry</text:p>
        <text:p text:style-name="P13"/>
        <text:p text:style-name="P13">Disciplinary Scientific Sector CHIM/06 Organic Chemistry</text:p>
        <text:p text:style-name="P13"/>
        <text:p text:style-name="P13">Nr. of position available: 1</text:p>
        <text:p text:style-name="P50"/>
        <text:p text:style-name="P119">Focus of research:</text:p>
        <text:p text:style-name="P8">Development of efficient and environmentally respectful synthetic methodologies, also based on (stereo)selective approaches, explanation of the mechanisms behind the formation and the transformation of organic compounds, synthetic design and preparation of biologically active compounds, of new organic materials, of bio-polymers, with particular reference to the synthetic chemistry of low molecular weight carbohydrate derivatives, and the chemical modifications of natural compounds, including polysaccharides, with the aim to obtain new materials, high added value compounds or ionic solvents.</text:p>
        <text:p text:style-name="P54"/>
        <text:p text:style-name="P119">Scientific productivity:</text:p>
        <text:p text:style-name="P8">Gain full scientific independence, possibly through the supervision of BSc, MSc, and PhD theses. Acceptance <text:soft-page-break/>during the three year period of at least 9 papers on international journals coherent with the examination sector. Dissemination of the obtained results in national and international meetings, and on the web</text:p>
        <text:p text:style-name="P8"/>
        <text:p text:style-name="P51">Head office:</text:p>
        <text:p text:style-name="P51">Department of Pharmacy</text:p>
        <text:p text:style-name="P52"/>
        <text:p text:style-name="P52">Specific didactic activity of the contract:</text:p>
        <text:p text:style-name="P50">Teaching courses of the Department of Pharmacy and other Departments of the University of Pisa in which the SSD (disciplinary scientific sector CHIM/06) skills are requested</text:p>
        <text:p text:style-name="P52"/>
        <text:p text:style-name="P13">Candidates will be required to demonstrate an adequate knowledge of English language</text:p>
        <text:p text:style-name="P13"/>
        <text:p text:style-name="P13">Candidates may present a maximum number of 12 scientific publications</text:p>
        <text:p text:style-name="P13"/>
        <text:p text:style-name="P11"/>
        <text:p text:style-name="P12"/>
        <text:p text:style-name="P12"/>
        <text:p text:style-name="P12"/>
        <text:p text:style-name="P12"/>
        <text:p text:style-name="P12"/>
        <text:p text:style-name="P12"/>
      </text:section>
      <text:section text:style-name="Sect1" text:name="Section7">
        <text:p text:style-name="P12"/>
        <text:p text:style-name="P12">Codice selezione A_8</text:p>
        <text:p text:style-name="P9"/>
        <text:p text:style-name="P8"/>
        <text:p text:style-name="P8">Department of Philology, Literature and Linguistics</text:p>
        <text:p text:style-name="P8"/>
        <text:p text:style-name="P13">Admission Examination Sector 10/L1 English And Anglo-American Languages, Literatures And Cultures</text:p>
        <text:p text:style-name="P8"/>
        <text:p text:style-name="P13">Disciplinary Scientific Sector L-LIN/12 Language And Translation - English</text:p>
        <text:p text:style-name="P13"/>
        <text:p text:style-name="P13">Nr. of position available: 1</text:p>
        <text:p text:style-name="P50"/>
        <text:p text:style-name="P119">Focus of research:</text:p>
        <text:p text:style-name="P50">English linguistics, with special reference to lexicology, morphology, translation and the communicative and pragmatic dimensions with specific attention to English for Special Purposes</text:p>
        <text:p text:style-name="P50"/>
        <text:p text:style-name="P52">Scientific productivity:</text:p>
        <text:p text:style-name="P10">Scholarly publications in the above mentioned fields, Conference presentations, participation in national and international research projects</text:p>
        <text:p text:style-name="P10"/>
        <text:p text:style-name="P51">Head office</text:p>
        <text:p text:style-name="P51">Department of Philology, Literature and Linguisticse svolgimento delle attività:</text:p>
        <text:p text:style-name="P49"/>
        <text:p text:style-name="P52"/>
        <text:p text:style-name="P52">Specific didactic activity of the contract:</text:p>
        <text:p text:style-name="P50">Courses of English for Special Purposes at BA and MA level especially on the language of economics, politics <text:soft-page-break/>and social sciences</text:p>
        <text:p text:style-name="P50"/>
        <text:p text:style-name="P13">Candidates will be required to demonstrate an adequate knowledge of English language</text:p>
        <text:p text:style-name="P13"/>
        <text:p text:style-name="P13">Candidates may present a maximum number of 15 scientific publications</text:p>
        <text:p text:style-name="P13"/>
        <text:p text:style-name="P13"/>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8">
        <text:p text:style-name="P12"/>
        <text:p text:style-name="P12">Codice selezione A_9</text:p>
        <text:p text:style-name="P8"/>
        <text:p text:style-name="P8">Department of Physics</text:p>
        <text:p text:style-name="P8"/>
        <text:p text:style-name="P14">Admission Examination Sector 02/A2 – Theoretical Physics Of Fundamental Interactions</text:p>
        <text:p text:style-name="P61"><text:tab/></text:p>
        <text:p text:style-name="P13"/>
        <text:p text:style-name="P13">Nr. of position available: 1</text:p>
        <text:p text:style-name="P50"/>
        <text:p text:style-name="P119">Focus of research:</text:p>
        <text:p text:style-name="P50">Theoretical studies about the issues included in the list of arguments associated with the <text:s/>Admission Examination Sector 02/A2</text:p>
        <text:p text:style-name="P50"/>
        <text:p text:style-name="P52">Scientific productivity:</text:p>
        <text:p text:style-name="P50">Publications on international journals and contributions <text:s/>to conferences</text:p>
        <text:p text:style-name="P51"/>
        <text:p text:style-name="P51">Head office:</text:p>
        <text:p text:style-name="P53">Department of Physics</text:p>
        <text:p text:style-name="P52"/>
        <text:p text:style-name="P52">Specific didactic activity of the contract</text:p>
        <text:p text:style-name="P50">Basic physics courses for degrees in science and technology; mathematical methods and theoretical physics for the degree in physics.</text:p>
        <text:p text:style-name="P50"/>
        <text:p text:style-name="P13"><text:soft-page-break/>Candidates will be required to demonstrate an adequate knowledge of English language</text:p>
        <text:p text:style-name="P13"/>
        <text:p text:style-name="P13">Candidates may present a maximum number of 12 scientific publications</text:p>
        <text:p text:style-name="P13"/>
        <text:p text:style-name="P13">It is suggested to include a complete list of the publications and a report on the scientific activit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9">
        <text:p text:style-name="P12"/>
        <text:p text:style-name="P12">Codice selezione A_10</text:p>
        <text:p text:style-name="P8"/>
        <text:p text:style-name="P13">Department of Physics</text:p>
        <text:p text:style-name="P13"/>
        <text:p text:style-name="P13">Admission Examination Sector 02/D1 Applied Physics, Physics Teaching And History Of Physics</text:p>
        <text:p text:style-name="P14"/>
        <text:p text:style-name="P13">Disciplinary Scientific Sector FIS/07 Applied Physics</text:p>
        <text:p text:style-name="P13"/>
        <text:p text:style-name="P13">Nr. of position available: 1</text:p>
        <text:p text:style-name="P50"/>
        <text:p text:style-name="P119">Focus of research:</text:p>
        <text:p text:style-name="P50">Collaboration, including responsibilities, to Medical Physics projects of the Physics Department that involve the development of tools and experimental or computational methods for medical applications"</text:p>
        <text:p text:style-name="P53"/>
        <text:p text:style-name="P51">Scientific productivity:</text:p>
        <text:p text:style-name="P53">Publications and presentations at international conferences</text:p>
        <text:p text:style-name="P51"/>
        <text:p text:style-name="P51">Head office:</text:p>
        <text:p text:style-name="P49">Dipartimento di Fisica</text:p>
        <text:p text:style-name="P50"/>
        <text:p text:style-name="P52">Specific didactic activity of the contract</text:p>
        <text:p text:style-name="P50">Basic physics courses for degrees in science, medicine and health careers; advanced Medical Physics courses</text:p>
        <text:p text:style-name="P50"/>
        <text:p text:style-name="P13"><text:soft-page-break/>Candidates will be required to demonstrate an adequate knowledge of English language</text:p>
        <text:p text:style-name="P13"/>
        <text:p text:style-name="P13">Candidates may present a maximum number of 12 scientific publications</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0">
        <text:p text:style-name="P12"/>
        <text:p text:style-name="P12">Codice selezione A_11</text:p>
        <text:p text:style-name="P8">Department of Law</text:p>
        <text:p text:style-name="P8"/>
        <text:p text:style-name="P13">Admission Examination Sector 12/F1 - Civil Procedural Law</text:p>
        <text:p text:style-name="P8"/>
        <text:p text:style-name="P13">Disciplinary Scientific Sector IUS/15 - Civil Procedural Law</text:p>
        <text:p text:style-name="P7"/>
        <text:p text:style-name="P13">Nr. of position available: 1</text:p>
        <text:p text:style-name="P50"/>
        <text:p text:style-name="P119">Focus of research:</text:p>
        <text:p text:style-name="P10">The discipline of the procedural phenomenon, in civil rules, with reference to constitutive and assessment claims.</text:p>
        <text:p text:style-name="P50"/>
        <text:p text:style-name="P52">Scientific productivity:</text:p>
        <text:p text:style-name="P8">Publication of a monographic study, or papers and essays in peer-reviewed journals on the topic of research</text:p>
        <text:p text:style-name="P8"/>
        <text:p text:style-name="P51">Head office:</text:p>
        <text:p text:style-name="P50">Department of Law</text:p>
        <text:p text:style-name="P52"/>
        <text:p text:style-name="P52">Specific didactic activity of the contract:</text:p>
        <text:p text:style-name="P50">Teaching and service to students scheduled by the periodic teaching program related to SSD IUS/15.</text:p>
        <text:p text:style-name="P50"/>
        <text:p text:style-name="P13"/>
        <text:p text:style-name="P13">Candidates will be required to demonstrate an adequate knowledge of English language</text:p>
        <text:p text:style-name="P13"/>
        <text:p text:style-name="P13">Candidates may present a maximum number of 12 scientific publications</text:p>
        <text:p text:style-name="P13"/>
        <text:p text:style-name="P11"/>
        <text:p text:style-name="P11"/>
        <text:p text:style-name="P8"><text:soft-page-break/></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1">
        <text:p text:style-name="P12"/>
        <text:p text:style-name="P12">Codice selezione A_12</text:p>
        <text:p text:style-name="P9"/>
        <text:p text:style-name="P8"/>
        <text:p text:style-name="P8">Department of Computer Science</text:p>
        <text:p text:style-name="P8"/>
        <text:p text:style-name="P17"><text:span text:style-name="T6">Admission Examination Sector 01/B1</text:span><text:span text:style-name="T4"> </text:span><text:span text:style-name="T6">Informatics</text:span></text:p>
        <text:p text:style-name="P8"/>
        <text:p text:style-name="P13">Disciplinary Scientific Sector INF/01 Informatics</text:p>
        <text:p text:style-name="P13"/>
        <text:p text:style-name="P13">Nr. of position available: 1</text:p>
        <text:p text:style-name="P50"/>
        <text:p text:style-name="P119">Focus of research:</text:p>
        <text:p text:style-name="P50">Reasearch activities in the fields <text:s/>of the academic discipline INF/01 Informatics</text:p>
        <text:p text:style-name="P50"/>
        <text:p text:style-name="P52">Scientific productivity:</text:p>
        <text:p text:style-name="P50">Contribution to the progress of the state of art Computer Science by means of international level publication</text:p>
        <text:p text:style-name="P50"/>
        <text:p text:style-name="P51">Head office:</text:p>
        <text:p text:style-name="P49">Department of Computer Science</text:p>
        <text:p text:style-name="P50"/>
        <text:p text:style-name="P52">Specific didactic activity of the contract:</text:p>
        <text:p text:style-name="P50">Teaching to all levels of students (undergraduate and graduate) of the academic discipline INF/01</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13"/>
        <text:p text:style-name="P11"/>
        <text:p text:style-name="P11"/>
        <text:p text:style-name="P11"/>
        <text:p text:style-name="P11"><text:soft-page-break/></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2">
        <text:p text:style-name="P12"/>
        <text:p text:style-name="P12">Codice selezione A_13</text:p>
        <text:p text:style-name="P8"/>
        <text:p text:style-name="P8">Department of Civil and Industrial Engineering</text:p>
        <text:p text:style-name="P8"/>
        <text:p text:style-name="P13">Admission Examination Sector 09/D2 Systems, Methods And Technologies Of Chemical And Process Engineering</text:p>
        <text:p text:style-name="P13">Disciplinary Scientific Sector ING-IND/24 Fundamentals Of Chemical Engineering</text:p>
        <text:p text:style-name="P13"/>
        <text:p text:style-name="P13">Nr. of position available: 1</text:p>
        <text:p text:style-name="P50"/>
        <text:p text:style-name="P119">Focus of research:</text:p>
        <text:p text:style-name="P128">The study of transport, adsorption and electrochemical phenomena in applications of the process industry and the environmental and energy sectors. Modeling of chemical-physical phenomena, equipment and processes using thermodynamics, chemical kinetics, transport phenomena and using specific mathematical, statistical and probabilistic methods</text:p>
        <text:p text:style-name="P52"/>
        <text:p text:style-name="P52">Scientific productivity:</text:p>
        <text:p text:style-name="P50">Scientific activity involves participation in national and international research projects funded by public or private bodies, the drafting of articles for qualified scientific journals and participation in international conferences</text:p>
        <text:p text:style-name="P50"/>
        <text:p text:style-name="P51">Head office:</text:p>
        <text:p text:style-name="P50">Department of Civil and Industrial Engineering</text:p>
        <text:p text:style-name="P50"/>
        <text:p text:style-name="P52">Specific didactic activity of the contract:</text:p>
        <text:p text:style-name="P50">Teaching and didactic activities related to the topics of the disciplinary field Principles of Chemical Engineering</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13"/>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3">
        <text:p text:style-name="P12"/>
        <text:p text:style-name="P12">Codice selezione A_14</text:p>
        <text:p text:style-name="P8"/>
        <text:p text:style-name="P8">Department of Energy, Systems, Territory, and Construction Engineering</text:p>
        <text:p text:style-name="P8"/>
        <text:p text:style-name="P13">Admission Examination Sector 08/A1 Hydraulics, Hydrology, Hydraulic And Marine Constructions</text:p>
        <text:p text:style-name="P8"/>
        <text:p text:style-name="P13">Disciplinary Scientific Sector <text:s/>ICAR/01 Hydraulics</text:p>
        <text:p text:style-name="P13"/>
        <text:p text:style-name="P13">Nr. of position available: 1</text:p>
        <text:p text:style-name="P50"/>
        <text:p text:style-name="P119">Focus of research:</text:p>
        <text:p text:style-name="P50">Fluvial hydraulics, with particular attention to the theoretical and experimental analysis of hydraulic aspects characterizing low-environment impact river restoration structures and related localized erosive processes.</text:p>
        <text:p text:style-name="P50"/>
        <text:p text:style-name="P52">Scientific productivity:</text:p>
        <text:p text:style-name="P50">The aim of the scientific activity is the publication of articles in international scientific journals and in international conference proceedings. Furthermore, the scientific activity should improve the existing knowledge on the focus of research.</text:p>
        <text:p text:style-name="P51"/>
        <text:p text:style-name="P51">Head office:</text:p>
        <text:p text:style-name="P53">Department of Energy, Systems, Territory, and Construction Engineering</text:p>
        <text:p text:style-name="P50"/>
        <text:p text:style-name="P52">Specific didactic activity of the contract:</text:p>
        <text:p text:style-name="P50">The researcher will do didactic activities, including face-to-face lessons, in the courses and modules classified in the disciplinary scientific sector ICAR/01 - “Hydraulics”.</text:p>
        <text:p text:style-name="P50"/>
        <text:p text:style-name="P13">Candidates will be required to demonstrate an adequate knowledge of English language</text:p>
        <text:p text:style-name="P13"/>
        <text:p text:style-name="P13">Candidates may present a maximum number of 15 scientific publications</text:p>
        <text:p text:style-name="P13"/>
        <text:p text:style-name="P13"/>
        <text:p text:style-name="P13"/>
        <text:p text:style-name="P11"/>
        <text:p text:style-name="P11"/>
        <text:p text:style-name="P12"><text:soft-page-break/></text:p>
        <text:p text:style-name="P12"/>
        <text:p text:style-name="P12"/>
        <text:p text:style-name="P12"/>
        <text:p text:style-name="P12"/>
      </text:section>
      <text:section text:style-name="Sect1" text:name="Section14">
        <text:p text:style-name="P12"/>
        <text:p text:style-name="P12">Codice selezione A_15</text:p>
        <text:p text:style-name="P8"/>
        <text:p text:style-name="P8">Department of Energy, Systems, Territory, and Construction Engineering</text:p>
        <text:p text:style-name="P8"/>
        <text:p text:style-name="P13">Admission Examination Sector 09/E4 Measurements</text:p>
        <text:p text:style-name="P8"/>
        <text:p text:style-name="P13">Disciplinary Scientific Sector ING-INF/07 Electrical And Electronic Measurement</text:p>
        <text:p text:style-name="P13"/>
        <text:p text:style-name="P13">Nr. of position available: 1</text:p>
        <text:p text:style-name="P50"/>
        <text:p text:style-name="P119">Focus of research:</text:p>
        <text:p text:style-name="P50">Typical topics of the electrical measurement field; in particular, development of measurement methods, sensors and transducers</text:p>
        <text:p text:style-name="P50"/>
        <text:p text:style-name="P52">Scientific productivity:</text:p>
        <text:p text:style-name="P50">Publication of papers in international journals and conference proceedings, participation in national and international research projects; knowledge improvement in the described research field.</text:p>
        <text:p text:style-name="P50"/>
        <text:p text:style-name="P51">Head office:</text:p>
        <text:p text:style-name="P50">Department of Energy, Systems, Territory, and Construction Engineering</text:p>
        <text:p text:style-name="P50"/>
        <text:p text:style-name="P52">Specific didactic activity of the contract:</text:p>
        <text:p text:style-name="P50">Basic and advanced teaching courses typical of the 09/E4 – SSD ING-INF/07 academic field</text:p>
        <text:p text:style-name="P50"/>
        <text:p text:style-name="P13">Candidates will be required to demonstrate an adequate knowledge of English language</text:p>
        <text:p text:style-name="P13"/>
        <text:p text:style-name="P13">Candidates may present a maximum number of 15 scientific publications</text:p>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section>
      <text:section text:style-name="Sect1" text:name="Section15">
        <text:p text:style-name="P12"/>
        <text:p text:style-name="P12">Codice selezione A_16</text:p>
        <text:p text:style-name="P8"/>
        <text:p text:style-name="P8">Department of Mathematics</text:p>
        <text:p text:style-name="P8"/>
        <text:p text:style-name="P13">Admission Examination Sector 01/A1 – Mathematical Logic, Mathematics Education And History Of Mathematics</text:p>
        <text:p text:style-name="P13">Disciplinary Scientific Sector MAT/01 Mathematical Logic</text:p>
        <text:p text:style-name="P13">Nr. of position available: 1</text:p>
        <text:p text:style-name="P124"><text:tab/></text:p>
        <text:p text:style-name="P129">Focus of research:</text:p>
        <text:p text:style-name="P36">Mathematical logic, from both the syntactic and the semantic point of view, set theory, and recursivity theory.</text:p>
        <text:p text:style-name="P37">Scientific productivity:</text:p>
        <text:p text:style-name="P36">Writing of papers having a logic interest and suitable for publication in generalist or specialized journals</text:p>
        <text:p text:style-name="P36">at a national or international level”</text:p>
        <text:p text:style-name="P36"/>
        <text:p text:style-name="P131">Head office:</text:p>
        <text:p text:style-name="P36">Department of Mathematics</text:p>
        <text:p text:style-name="P37"/>
        <text:p text:style-name="P37">Specific didactic activity of the contract:</text:p>
        <text:p text:style-name="P36">Teaching) of courses (including exercises) having as a topic the basics of mathematics, in any degree program of the university, and of advanced courses of logic topic</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13"/>
        <text:p text:style-name="P11"/>
        <text:p text:style-name="P11"/>
        <text:p text:style-name="P11"/>
        <text:p text:style-name="P11"/>
        <text:p text:style-name="P11"/>
      </text:section>
      <text:section text:style-name="Sect1" text:name="Section16">
        <text:p text:style-name="P12"/>
        <text:p text:style-name="P12">Codice selezione A_17</text:p>
        <text:p text:style-name="P12"/>
        <text:p text:style-name="P8">Department of Clinical and Experimental Medicine</text:p>
        <text:p text:style-name="P8"/>
        <text:p text:style-name="P13">Admission Examination Sector 06/M1 Hygiene, Public Health, Nursing And Medical</text:p>
        <text:p text:style-name="P13">Statistics</text:p>
        <text:p text:style-name="P13">Disciplinary Scientific Sector MED/01 MED/01 - Medical Statistics</text:p>
        <text:p text:style-name="P13"/>
        <text:p text:style-name="P13">Nr. of position available: 1</text:p>
        <text:p text:style-name="P13"/>
        <text:p text:style-name="P119">Focus of research:</text:p>
        <text:p text:style-name="P48"><text:span text:style-name="T14">The research activity will be on statistical methods for clinical and experimental medicine and for epidemiological studies</text:span></text:p>
        <text:p text:style-name="P50"/>
        <text:p text:style-name="P52"><text:soft-page-break/>Specific didactic activity of the contract:</text:p>
        <text:p text:style-name="P51">Publications in peer-reviewed scientific journals</text:p>
        <text:p text:style-name="P51"/>
        <text:p text:style-name="P51">Head office:</text:p>
        <text:p text:style-name="P52">Department of Clinical and Experimental Medicine</text:p>
        <text:p text:style-name="P52"/>
        <text:p text:style-name="P52">Specific didactic activity of the contract:</text:p>
        <text:p text:style-name="P52">teaching and tutoring medical statistics to health professional students.</text:p>
        <text:p text:style-name="P52"/>
        <text:p text:style-name="P13">Candidates will be required to demonstrate an adequate knowledge of English language</text:p>
        <text:p text:style-name="P13"/>
        <text:p text:style-name="P13">Candidates may present a maximum number of 12 scientific publicat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7">
        <text:p text:style-name="P12"/>
        <text:p text:style-name="P12">Codice selezione A_18</text:p>
        <text:p text:style-name="P8"/>
        <text:p text:style-name="P8">Department of Agricultural, Food and Agro-Environmental Sciences</text:p>
        <text:p text:style-name="P8"/>
        <text:p text:style-name="P17"><text:span text:style-name="T6">Admission Examination Sector </text:span><text:span text:style-name="T5">07/B1 Agronomy And Field, Vegetable, Ornamental Cropping</text:span></text:p>
        <text:p text:style-name="P8"/>
        <text:p text:style-name="P14">Disciplinary Scientific Sector AGR/02 – Agronomy And Field Crops</text:p>
        <text:p text:style-name="P13"/>
        <text:p text:style-name="P13">Nr. of position available: 1</text:p>
        <text:p text:style-name="P50"/>
        <text:p text:style-name="P119">Focus of research:</text:p>
        <text:p text:style-name="P50">Studies on agroecosystems with particular attention paid to ecological and anthropogenic factors affecting the plant-envioronment system, to design cropping systems suitable for optimal crop production interactions along with protection and valorization of natural resources.</text:p>
        <text:p text:style-name="P50"><text:soft-page-break/></text:p>
        <text:p text:style-name="P52">Specific didactic activity of the contract:</text:p>
        <text:p text:style-name="P50">Scientific papers in international journals; participation to national and international congresses; participation to competitive national and international research projects</text:p>
        <text:p text:style-name="P50"/>
        <text:p text:style-name="P51">Head office:</text:p>
        <text:p text:style-name="P50">Department of Agricultural, Food and Agro-Environmental Sciences</text:p>
        <text:p text:style-name="P50"/>
        <text:p text:style-name="P52">Specific didactic activity of the contract:</text:p>
        <text:p text:style-name="P10">Teaching activities concerning the disciplines related to the SSD AGR/02</text:p>
        <text:p text:style-name="P52"/>
        <text:p text:style-name="P13">Candidates will be required to demonstrate an adequate knowledge of English language</text:p>
        <text:p text:style-name="P13"/>
        <text:p text:style-name="P13">Candidates may present a maximum number of 12 scientific publications</text:p>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ection text:style-name="Sect1" text:name="Section18">
        <text:p text:style-name="P12"/>
        <text:p text:style-name="P12">Codice selezione A_19</text:p>
        <text:p text:style-name="P8"/>
        <text:p text:style-name="P8">Department of Geosciences</text:p>
        <text:p text:style-name="P8"/>
        <text:p text:style-name="P14">Admission Examination Sector 04/A1– Geochemistry, Mineralogy, Petrology, Volcanology,</text:p>
        <text:p text:style-name="P14">Earth Resources And Applications</text:p>
        <text:p text:style-name="P14">Disciplinary Scientific Sector GEO/08 – Geochemistry And Volcanology</text:p>
        <text:p text:style-name="P50">Nr. of position available: 1</text:p>
        <text:p text:style-name="P50"/>
        <text:p text:style-name="P119">Focus of research:</text:p>
        <text:p text:style-name="P50">The study of geology and structure of volcanic areas, of the dynamics of rise and eruption of magma and of transport and deposition of volcanic products; the study of active volcanoes based on field surveys, the interpretation of deposits and direct observation of eruptive phenomena; the evaluation and mitigation of <text:soft-page-break/>volcanic hazards.</text:p>
        <text:p text:style-name="P50"/>
        <text:p text:style-name="P52">Specific didactic activity of the contract:</text:p>
        <text:p text:style-name="P53">Publication of high number of scientific papers on international magazines with high impact fators; participation to national and international meetings; seminar and dissemination activity.”</text:p>
        <text:p text:style-name="P55">Sede svolgimento delle attività:</text:p>
        <text:p text:style-name="P55"/>
        <text:p text:style-name="P70">Head office:</text:p>
        <text:p text:style-name="P7">Department of Geosciences</text:p>
        <text:p text:style-name="P52"/>
        <text:p text:style-name="P52">Specific didactic activity of the contract:</text:p>
        <text:p text:style-name="P52">Teaching in class, laboratory and field exercises, assistance to students within the SSD GEO/08 teaching program; seminarial activities within master and phD programs; assitance to students during thesis works</text:p>
        <text:p text:style-name="P52"/>
        <text:p text:style-name="P13">Candidates will be required to demonstrate an adequate knowledge of English language</text:p>
        <text:p text:style-name="P13"/>
        <text:p text:style-name="P13">Candidates may present a maximum number of 12 scientific publications</text:p>
        <text:p text:style-name="P13"/>
      </text:section>
      <text:section text:style-name="Sect1" text:name="Section19">
        <text:p text:style-name="P12"/>
        <text:p text:style-name="P12"><text:s/>Codice selezione A_20</text:p>
        <text:p text:style-name="P8"/>
        <text:p text:style-name="P13">Department of Veterinary Sciences</text:p>
        <text:p text:style-name="P8"/>
        <text:p text:style-name="P13">Admission Examination Sector 07/H3 Infectious And Parasitic Animal Diseases</text:p>
        <text:p text:style-name="P8"/>
        <text:p text:style-name="P13">Disciplinary Scientific Sector VET/05 Infectious Diseases Of DomestiC</text:p>
        <text:p text:style-name="P13">ANIMALS</text:p>
        <text:p text:style-name="P50">Nr. of position available: 1</text:p>
        <text:p text:style-name="P50"/>
        <text:p text:style-name="P119">Focus of research:</text:p>
        <text:p text:style-name="P50">The research activity will be focused on microbiology applied to animal productions, general microbiology and veterinary immunology, veterinary hygiene and biotechnology. In particular, the following topics will be studied: gut microbiota of production animals and probiotics employment; antibiotic-resistance and natural substances with antibacterial activity, and the hygiene of milk production will be studied”</text:p>
        <text:p text:style-name="P50"/>
        <text:p text:style-name="P52">Specific didactic activity of the contract:</text:p>
        <text:p text:style-name="P53">Papers in journals and presentations at national and international congresses</text:p>
        <text:p text:style-name="P53"/>
        <text:p text:style-name="P51">Head office:</text:p>
        <text:p text:style-name="P50">Department of Veterinary Sciences</text:p>
        <text:p text:style-name="P50"/>
        <text:p text:style-name="P52">Specific didactic activity of the contract:</text:p>
        <text:p text:style-name="P50"><text:soft-page-break/>The candidate shall carry out practical and theoretical teaching activities for students of Animal Production Science and Technology Degree, Biosafety and Food Quality Master Degree, Postgraduate School in Animal Health, Breeding and Livestock, Postgraduate School of Inspection of Food of Animal Origin</text:p>
        <text:p text:style-name="P50"/>
        <text:p text:style-name="P13">Candidates will be required to demonstrate an adequate knowledge of English language</text:p>
        <text:p text:style-name="P13"/>
        <text:p text:style-name="P13">Candidates may present a maximum number of 12 scientific publications</text:p>
        <text:p text:style-name="P13"/>
        <text:p text:style-name="P13"><text:tab/><text:tab/><text:tab/><text:tab/></text:p>
        <text:p text:style-name="P13"/>
        <text:p text:style-name="P13"/>
        <text:p text:style-name="P13"/>
        <text:p text:style-name="P13"/>
        <text:p text:style-name="P13"/>
        <text:p text:style-name="P13"/>
        <text:p text:style-name="P13"/>
        <text:p text:style-name="P38"/>
        <text:p text:style-name="P21"/>
        <text:p text:style-name="P21"/>
        <text:p text:style-name="P21"/>
      </text:section>
      <text:p text:style-name="P87"/>
      <text:p text:style-name="P33"/>
      <text:p text:style-name="P35"><text:span text:style-name="T20">Example application form</text:span><text:span text:style-name="T22"><text:tab/><text:tab/><text:tab/><text:tab/><text:tab/><text:tab/><text:tab/></text:span><text:span text:style-name="T21">Annex B</text:span></text:p>
      <text:p text:style-name="P34"/>
      <text:p text:style-name="P34"/>
      <text:p text:style-name="P34"><text:tab/><text:tab/><text:tab/><text:tab/><text:tab/><text:tab/><text:tab/>Al Magnifico Rettore dell’Università di Pisa</text:p>
      <text:p text:style-name="P76"><text:tab/><text:tab/><text:tab/><text:tab/><text:tab/><text:tab/><text:tab/>Lungarno Pacinotti, 44</text:p>
      <text:p text:style-name="P24"><text:tab/><text:tab/><text:tab/><text:tab/><text:tab/><text:tab/><text:tab/>56126 PISA</text:p>
      <text:p text:style-name="P24"><text:s text:c="63"/><text:tab/></text:p>
      <text:p text:style-name="P17"><text:span text:style-name="T22"><text:s/></text:span><text:span text:style-name="T23">Selection code RIC2017b1</text:span></text:p>
      <text:p text:style-name="P24"/>
      <text:p text:style-name="P17"><text:span text:style-name="T24">The undersigned applicant, born in </text:span><text:span text:style-name="T25">South Africa</text:span><text:span text:style-name="T24"> in </text:span><text:span text:style-name="T25">16/02/1976 </text:span><text:span text:style-name="T24">and resident in</text:span><text:span text:style-name="T25"> 8 Largo Corigliano, Napoli, </text:span><text:span text:style-name="T24"><text:s/></text:span><text:span text:style-name="T25">80136</text:span><text:span text:style-name="T24">.</text:span></text:p>
      <text:p text:style-name="P22"/>
      <text:p text:style-name="P22"/>
      <text:p text:style-name="P89">REQUESTS</text:p>
      <text:p text:style-name="P25"/>
      <text:p text:style-name="P25">To be admitted for participation in the selection procedure for the position of n.1 fixed-term -contract postgraduate researcher, under art.24, comma 3, lett. a of the Law 240/2010, </text:p>
      <text:p text:style-name="P29"><text:span text:style-name="T24">At the </text:span><text:span text:style-name="T27">Department of </text:span><text:span text:style-name="T28">Computer Science</text:span></text:p>
      <text:p text:style-name="P30"><text:span text:style-name="T24">Sector <text:s/></text:span><text:span text:style-name="T12">01/B1 Informatica</text:span></text:p>
      <text:p text:style-name="P29"><text:span text:style-name="T24">Selection code </text:span><text:span text:style-name="T26">A</text:span><text:span text:style-name="T29">12</text:span><text:span text:style-name="T26"> </text:span></text:p>
      <text:p text:style-name="P22"/>
      <text:p text:style-name="P26">Aware of his/her responsibility the applicant declares the following:</text:p>
      <text:p text:style-name="P22"/>
      <text:list xml:id="list4244532365480599032" text:style-name="WWNum19">
        <text:list-item>
          <text:p text:style-name="P56"><text:span text:style-name="T24">fiscal code</text:span><text:span text:style-name="T30">: <text:s/></text:span><text:span text:style-name="T11">RBNSSH76B16Z347C</text:span></text:p>
        </text:list-item>
        <text:list-item>
          <text:p text:style-name="P102"><text:span text:style-name="T24">to elect domicile for the effects of this application at </text:span><text:span text:style-name="T28">Naples</text:span></text:p>
        </text:list-item>
      </text:list>
      <text:p text:style-name="P39"><text:span text:style-name="T24">to be in possession of the following citizenship: </text:span><text:span text:style-name="T28">New Zealand</text:span></text:p>
      <text:p text:style-name="P39"><text:span text:style-name="T24">to enjoy the <text:s/>political and civil rights of his/her country of origin : </text:span><text:span text:style-name="T28">New Zealand</text:span></text:p>
      <text:p text:style-name="P40"/>
      <text:list xml:id="list193410146015087" text:continue-numbering="true" text:style-name="WWNum19">
        <text:list-item>
          <text:p text:style-name="P103">Qualifications:</text:p>
        </text:list-item>
      </text:list>
      <text:p text:style-name="P41"><text:span text:style-name="T32">□ PhD or equivalent qualification </text:span><text:span text:style-name="T33">in </text:span><text:span text:style-name="T34">mathematics and computer science</text:span></text:p>
      <text:p text:style-name="P42"><text:span text:style-name="T32">obtained at </text:span><text:span text:style-name="T34">University of Auckland </text:span><text:span text:style-name="T32">the date </text:span><text:span text:style-name="T34">7 May 2007</text:span><text:span text:style-name="T32">;</text:span></text:p>
      <text:list xml:id="list193409113532999" text:continue-numbering="true" text:style-name="WWNum19">
        <text:list-item>
          <text:p text:style-name="P104">be eligible to participate in the selection as it is in one of the condition set out in Article. 2 of this announcement: </text:p>
        </text:list-item>
      </text:list>
      <text:p text:style-name="P85">□<text:tab/>contracts as fixed-term researcher, pursuant to art. 24 paragraph 3 letter a) of Law 240/2010 (junior)<text:tab/>obtained at ______________________________ the date _______________</text:p>
      <text:p text:style-name="P85">Or</text:p>
      <text:p text:style-name="P85">□<text:tab/>contracts as research fellow pursuant to art. 51 paragraph 6 of Law 449/97 and subsequent amendments to the law obtained at ______________________________ the date ____________________</text:p>
      <text:p text:style-name="P85">Or</text:p>
      <text:p text:style-name="P85">□<text:tab/>contracts as postdoctoral fellow pursuant to art. 4 of Law 398/89<text:tab/></text:p>
      <text:p text:style-name="P85">obtained at ______________________________ the date ____________________<text:tab/></text:p>
      <text:p text:style-name="P85">Or</text:p>
      <text:p text:style-name="P85">□<text:tab/>equivalent contracts obtained from foreign universities</text:p>
      <text:p text:style-name="P85"><text:tab/>obtained at ______________________________ the date ____________________</text:p>
      <text:p text:style-name="P85"><text:soft-page-break/>Or</text:p>
      <text:p text:style-name="P85">□<text:tab/>contracts as fixed-term researcher, pursuant to art. 1 paragraph 14 of Law 230/2005</text:p>
      <text:p text:style-name="P85">obtained at ______________________________ the date ____________________</text:p>
      <text:p text:style-name="P85">(For the achievement of the three years can be combined ownership of fixed-term contracts of researchers, research grants and scholarships awarded by foreign universities also.)</text:p>
      <text:p text:style-name="P107">□ He has obtained the national scientific qualification for the professorship of _____ band for the competition sector_____________________ expiring___________.</text:p>
      <text:p text:style-name="P107">□ is in possession of the medical specialization in _________ carried out at ______________________________ on ___________________;</text:p>
      <text:list xml:id="list193410611602376" text:continue-numbering="true" text:style-name="WWNum19">
        <text:list-item>
          <text:p text:style-name="P105">to not be in possession of a criminal record or convictions , indicating details of the sentences and criminal procedures pending.</text:p>
        </text:list-item>
      </text:list>
      <text:p text:style-name="P25"/>
      <text:list xml:id="list193409844596433" text:continue-numbering="true" text:style-name="WWNum19">
        <text:list-item>
          <text:p text:style-name="P105">to have <text:s/>the physical fitness necessary for the position</text:p>
        </text:list-item>
      </text:list>
      <text:p text:style-name="P25"/>
      <text:list xml:id="list193409589502746" text:continue-numbering="true" text:style-name="WWNum19">
        <text:list-item>
          <text:p text:style-name="P105"><text:s/>only for male Italian citizens: position regarding military obligations.</text:p>
        </text:list-item>
      </text:list>
      <text:p text:style-name="P25"/>
      <text:list xml:id="list193410890212944" text:continue-numbering="true" text:style-name="WWNum19">
        <text:list-item>
          <text:p text:style-name="P105">to not have been dismissed or retired from a Public Administration body for persistent insufficient production work; or to not have been declared deceased by a state employee under art.127of the ‘Testo Unico’ of dispositions concerning the status of civilian state employees.</text:p>
        </text:list-item>
      </text:list>
      <text:p text:style-name="P25"/>
      <text:list xml:id="list193410361757018" text:continue-numbering="true" text:style-name="WWNum19">
        <text:list-item>
          <text:p text:style-name="P105">To not presently hold <text:s/>or not have previously held the status of full or associate professor or of permanent university research fellow</text:p>
        </text:list-item>
      </text:list>
      <text:p text:style-name="P25"/>
      <text:list xml:id="list193409170367604" text:continue-numbering="true" text:style-name="WWNum19">
        <text:list-item>
          <text:p text:style-name="P105">to not have exceeded comprehensively twelve years ( even non-continuously), including the set period of the present contract in the role of a salaried researcher or fixed-term contract <text:s/>researcher under articles 22 and 24 of the Law 240/2010 at the University of Pisa or at any other Italian state or non-state or computational university respectively; as well as at bodies referred to under comma 1, of article 22 of the Law 240/2010</text:p>
        </text:list-item>
      </text:list>
      <text:p text:style-name="P25"/>
      <text:list xml:id="list193410408164723" text:continue-numbering="true" text:style-name="WWNum19">
        <text:list-item>
          <text:p text:style-name="P106"><text:span text:style-name="T24">To be aware that he/she cannot proceed to the stipulation of the contract if he/she as related by birth or has affinity (up to 4</text:span><text:span text:style-name="T35">th</text:span><text:span text:style-name="T24">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
      <text:p text:style-name="P25"/>
      <text:list xml:id="list193410935619089" text:continue-numbering="true" text:style-name="WWNum19">
        <text:list-item>
          <text:p text:style-name="P106"><text:span text:style-name="T24"><text:s/>To authorise the University of Pisa with processing of personal data under art.13 of the assessment procedure notice.</text:span></text:p>
        </text:list-item>
      </text:list>
      <text:p text:style-name="P25"/>
      <text:p text:style-name="P26">I, the undersigned attach the following to the application forms:</text:p>
      <text:p text:style-name="P22"/>
      <text:list xml:id="list3831570899572529795" text:style-name="WWNum6">
        <text:list-item>
          <text:p text:style-name="P108">C.V. of scientific and teaching activity , dated and signed and duly translated in Italian</text:p>
        </text:list-item>
      </text:list>
      <text:p text:style-name="P26"><text:soft-page-break/>numbered list of dated and signed qualifications presented</text:p>
      <text:p text:style-name="P26">numbered list of dated and signed publications presented</text:p>
      <text:p text:style-name="P26">a photocopy of fiscal code and identity document</text:p>
      <text:p text:style-name="P26">qualifications and publications</text:p>
      <text:p text:style-name="P25"/>
      <text:p text:style-name="P26">The undersigned declares he/she understands that false declarations are punishable in accordance with the penal code and related laws.</text:p>
      <text:p text:style-name="P22"/>
      <text:p text:style-name="P26">The undersigned agrees to inform the university administration of any subsequent variations and acknowledges that the administration is not liable for loss of any communications due to any incorrect addressing by candidates; <text:s/>or due to late changes of address <text:s/>from those indicated in the application. <text:s/>Nor is the administration liable for post office or telegraph problems, problems due to third parties or any unforeseeable circumstances. <text:s/></text:p>
      <text:p text:style-name="P22"/>
      <text:p text:style-name="P26">Date_______________________________</text:p>
      <text:p text:style-name="P22"/>
      <text:p text:style-name="P22"/>
      <text:p text:style-name="P26"><text:tab/><text:tab/><text:tab/><text:tab/><text:tab/><text:tab/><text:tab/>Signature_____________________</text:p>
      <text:p text:style-name="P26"><text:tab/><text:tab/><text:tab/><text:tab/><text:tab/>(not to be authenticated ex art. D.P.R 445/2000)</text:p>
      <text:p text:style-name="P26"><text:tab/><text:tab/><text:tab/><text:tab/><text:tab/><text:tab/><text:tab/><text:tab/><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1">Annex C</text:p>
      <text:p text:style-name="P84"><text:tab/></text:p>
      <text:p text:style-name="P110"><text:soft-page-break/>SUBSTITUTE DECLARATION OF CERTIFICATION</text:p>
      <text:p text:style-name="P112">Art. 46 of DPR 445 of 28/12/2000</text:p>
      <text:p text:style-name="P27"/>
      <text:p text:style-name="P90">I, the undersigned __________________________, born in ____________________ province of _____________________________ on the _____________________ resident in ________________________________ province of __________________ street/square _______________________ no.________________</text:p>
      <text:p text:style-name="P25"/>
      <text:p text:style-name="P26">Acknowledging the penal responsibility set out in Arts. 75 and 76 of the DPR 445/2000 regarding the hypothesis of falsehood in records and false declarations,</text:p>
      <text:p text:style-name="P22"/>
      <text:p text:style-name="P91">DECLARE</text:p>
      <text:p text:style-name="P25"/>
      <text:p text:style-name="P26">________________________________________________________________________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2"/>
      <text:p text:style-name="P22"/>
      <text:p text:style-name="P26">Date____________________<text:tab/><text:tab/><text:tab/></text:p>
      <text:p text:style-name="P22"/>
      <text:p text:style-name="P26"><text:tab/><text:tab/><text:tab/><text:tab/><text:tab/><text:tab/>The Applicant________________________</text:p>
      <text:p text:style-name="P22"/>
      <text:p text:style-name="P28"/>
      <text:p text:style-name="P28"/>
      <text:p text:style-name="P28">No validation of signature required. <text:s/>No stamp duty required.</text:p>
      <text:p text:style-name="P25"><text:tab/><text:tab/><text:tab/><text:tab/><text:tab/><text:tab/></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7"><text:span text:style-name="T24"><text:tab/><text:tab/><text:tab/></text:span><text:span text:style-name="T27"><text:tab/><text:tab/><text:tab/><text:tab/><text:tab/><text:tab/><text:tab/><text:tab/></text:span><text:span text:style-name="T31">Annex D</text:span></text:p>
      <text:p text:style-name="P25"/>
      <text:p text:style-name="P27"/>
      <text:p text:style-name="P92"><text:soft-page-break/>SUBSTITUTE DECLARATION OF NOTARY ACT</text:p>
      <text:p text:style-name="P80">Article 19 and 47 of the DPR dated 28/12/2000</text:p>
      <text:p text:style-name="P22"/>
      <text:p text:style-name="P90">I, the undersigned __________________________, born in ____________________ province of _____________________________ on the _____________________ resident in ________________________________ province of __________________ street/square _______________________ no.________________</text:p>
      <text:p text:style-name="P25"/>
      <text:p text:style-name="P26">Acknowledging the penal responsibility set out in Arts. 75 and 76 of the DPR 445/2000 regarding the hypothesis of falsehood in records and false declarations,</text:p>
      <text:p text:style-name="P22"/>
      <text:p text:style-name="P111">DECLARE</text:p>
      <text:p text:style-name="P25">(as exemplified: <text:s/>that all the information contained in my CV presented is true. Or : that the copies of my qualifications or publications presented conform to the originals)</text:p>
      <text:p text:style-name="P25"><text:s/></text:p>
      <text:p text:style-name="P23"/>
      <text:p text:style-name="P90">_______________________________________________________________________</text:p>
      <text:p text:style-name="P25">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6">________________________________________________________________________</text:p>
      <text:p text:style-name="P22"/>
      <text:p text:style-name="P22"/>
      <text:p text:style-name="P26">Date____________________<text:tab/><text:tab/><text:tab/></text:p>
      <text:p text:style-name="P22"/>
      <text:p text:style-name="P26"><text:tab/><text:tab/><text:tab/><text:tab/><text:tab/><text:tab/>The Applicant________________________</text:p>
      <text:p text:style-name="P22"/>
      <text:p text:style-name="P22"/>
      <text:p text:style-name="P83">No validation of signature required. <text:s/>No stamp duty required.</text:p>
      <text:p text:style-name="P22"/>
      <text:p text:style-name="Body_20_Text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1" svg:font-family="'Times New Roman'" style:font-family-generic="roman"/>
    <style:font-face style:name="Trebuchet MS" svg:font-family="'Trebuchet MS'" style:font-family-generic="roman"/>
    <style:font-face style:name="FreeSans1" svg:font-family="FreeSans" style:font-family-generic="swiss"/>
    <style:font-face style:name="Times New Roman3" svg:font-family="'Times New Roman'" style:font-family-generic="swiss"/>
    <style:font-face style:name="Arial1" svg:font-family="Arial" style:font-family-generic="system"/>
    <style:font-face style:name="Calibri1" svg:font-family="Calibri" style:font-family-generic="system"/>
    <style:font-face style:name="Courier New2" svg:font-family="'Courier New'" style:font-family-generic="system"/>
    <style:font-face style:name="Tahoma1" svg:font-family="Tahoma" style:font-family-generic="system"/>
    <style:font-face style:name="Times New Roman2"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0" fo:widows="0" fo:text-indent="0in" style:auto-text-indent="false" fo:keep-with-next="always" style:vertical-align="auto"/>
      <style:text-properties style:font-name="Liberation Sans" fo:font-family="'Liberation Sans'" style:font-family-generic="swiss" style:font-pitch="variable" fo:font-size="14pt" fo:language="en" fo:country="US" style:font-name-asian="Droid Sans Fallback" style:font-family-asian="'Droid Sans Fallback'" style:font-family-generic-asian="system" style:font-pitch-asian="variable" style:font-size-asian="14pt" style:language-asian="it" style:country-asian="IT" style:font-name-complex="Times New Roman2" style:font-family-complex="'Times New Roman'" style:font-family-generic-complex="system" style:font-size-complex="14pt" style:language-complex="ar" style:country-complex="SA"/>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20%"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2" style:font-family-complex="'Times New Roman'" style:font-family-generic-complex="system" style:font-size-complex="10pt" style:language-complex="ar" style:country-complex="SA"/>
    </style:style>
    <style:style style:name="List" style:family="paragraph" style:parent-style-name="Text_20_body" style:default-outline-level="" style:class="list">
      <style:paragraph-properties fo:margin-left="0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wiss" style:font-size-complex="10pt" style:language-complex="ar" style:country-complex="S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margin-left="0in" fo:margin-right="0in" fo:text-align="start" style:justify-single-word="false" fo:orphans="0" fo:widows="0" fo:text-indent="0in" style:auto-text-indent="false" text:number-lines="false" text:line-number="0" style:vertical-align="auto"/>
      <style:text-properties fo:font-size="10pt" fo:language="en" fo:country="US" style:font-size-asian="10pt" style:language-asian="it" style:country-asian="IT" style:font-name-complex="Times New Roman3" style:font-family-complex="'Times New Roman'" style:font-family-generic-complex="swiss" style:font-size-complex="10pt" style:language-complex="ar" style:country-complex="SA"/>
    </style:style>
    <style:style style:name="Heading_20_1" style:display-name="Heading 1"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style:font-size-asian="12pt" style:language-asian="it" style:country-asian="IT" style:font-name-complex="Times New Roman2" style:font-family-complex="'Times New Roman'" style:font-family-generic-complex="system" style:font-size-complex="12pt" style:language-complex="ar" style:country-complex="SA"/>
    </style:style>
    <style:style style:name="Heading_20_2" style:display-name="Heading 2"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fo:font-style="italic" style:font-size-asian="12pt" style:language-asian="it" style:country-asian="IT" style:font-style-asian="italic" style:font-name-complex="Times New Roman2" style:font-family-complex="'Times New Roman'" style:font-family-generic-complex="system" style:font-size-complex="12pt" style:language-complex="ar" style:country-complex="SA" style:font-style-complex="italic"/>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auto"/>
      <style:text-properties fo:font-size="12pt" fo:language="en" fo:country="US" fo:font-style="italic" style:font-size-asian="12pt" style:language-asian="it" style:country-asian="IT" style:font-style-asian="italic" style:font-name-complex="Times New Roman2" style:font-family-complex="'Times New Roman'" style:font-family-generic-complex="system" style:font-size-complex="12pt" style:language-complex="ar" style:country-complex="SA" style:font-style-complex="italic"/>
    </style:style>
    <style:style style:name="Head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2"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2" style:font-family-complex="'Times New Roman'" style:font-family-generic-complex="system" style:font-size-complex="10pt" style:language-complex="ar" style:country-complex="SA"/>
    </style:style>
    <style:style style:name="Body_20_Text_20_2" style:display-name="Body Text 2" style:family="paragraph" style:default-outline-level="">
      <style:paragraph-properties fo:margin-left="0in" fo:margin-right="0in" fo:text-align="justify" style:justify-single-word="false" fo:orphans="0" fo:widows="0" fo:text-indent="0in" style:auto-text-indent="false" style:vertical-align="auto"/>
      <style:text-properties fo:font-size="12pt" fo:language="en" fo:country="US" style:font-size-asian="12pt" style:language-asian="it" style:country-asian="IT" style:font-name-complex="Times New Roman2" style:font-family-complex="'Times New Roman'" style:font-family-generic-complex="system" style:font-size-complex="12pt" style:language-complex="ar" style:country-complex="SA"/>
    </style:style>
    <style:style style:name="Rientro" style:family="paragraph" style:default-outline-level="">
      <style:paragraph-properties fo:margin-left="0in" fo:margin-right="0in" fo:text-align="justify" style:justify-single-word="false" fo:orphans="2" fo:widows="2" fo:text-indent="0.1972in" style:auto-text-indent="false" style:vertical-align="auto"/>
      <style:text-properties fo:font-size="12pt" fo:language="it" fo:country="IT" style:font-size-asian="12pt" style:language-asian="it" style:country-asian="IT" style:font-name-complex="Times New Roman2" style:font-family-complex="'Times New Roman'" style:font-family-generic-complex="system" style:font-size-complex="10pt" style:language-complex="ar" style:country-complex="SA"/>
    </style:style>
    <style:style style:name="Text_20_body_20_indent" style:display-name="Text body indent" style:family="paragraph" style:parent-style-name="Text_20_body" style:default-outline-level="" style:class="text">
      <style:paragraph-properties fo:margin-left="0.1965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2" style:font-family-complex="'Times New Roman'" style:font-family-generic-complex="system" style:font-size-complex="10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fo:font-size="10pt" fo:language="it" fo:country="IT" style:font-size-asian="10pt" style:language-asian="it" style:country-asian="IT" style:font-name-complex="Courier New2" style:font-family-complex="'Courier New'" style:font-family-generic-complex="system" style:font-size-complex="10pt" style:language-complex="ar" style:country-complex="SA"/>
    </style:style>
    <style:style style:name="Balloon_20_Text" style:display-name="Balloon Text" style:family="paragraph" style:default-outline-level="">
      <style:paragraph-properties fo:margin-left="0in" fo:margin-right="0in" fo:text-align="start" style:justify-single-word="false" fo:orphans="0" fo:widows="0" fo:text-indent="0in" style:auto-text-indent="false" style:vertical-align="auto"/>
      <style:text-properties style:font-name="Tahoma" fo:font-family="Tahoma" style:font-family-generic="roman" fo:font-size="8pt" fo:language="en" fo:country="US" style:font-size-asian="8pt" style:language-asian="it" style:country-asian="IT" style:font-name-complex="Tahoma1" style:font-family-complex="Tahoma" style:font-family-generic-complex="system" style:font-size-complex="8pt" style:language-complex="ar" style:country-complex="SA"/>
    </style:style>
    <style:style style:name="Default" style:family="paragraph" style:default-outline-level="">
      <style:paragraph-properties fo:margin-left="0in" fo:margin-right="0in" fo:text-align="start" style:justify-single-word="false" fo:orphans="2" fo:widows="2" fo:text-indent="0in" style:auto-text-indent="false" style:vertical-align="auto" style:writing-mode="lr-tb"/>
      <style:text-properties fo:color="#000000" style:font-name="Calibri" fo:font-family="Calibri" style:font-family-generic="roman" fo:font-size="12pt" fo:language="it" fo:country="IT" style:font-name-asian="Courier New1" style:font-family-asian="'Courier New'" style:font-family-generic-asian="system" style:font-pitch-asian="variable" style:font-size-asian="12pt" style:language-asian="it" style:country-asian="IT" style:font-name-complex="Calibri1" style:font-family-complex="Calibri" style:font-family-generic-complex="system" style:font-size-complex="12pt" style:language-complex="ar" style:country-complex="SA"/>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2" style:font-family-complex="'Times New Roman'" style:font-family-generic-complex="system"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in" fo:margin-right="0in" fo:text-align="start" style:justify-single-word="false" fo:orphans="0" fo:widows="0" fo:text-indent="0in" style:auto-text-indent="false" style:vertical-align="auto"/>
      <style:text-properties fo:font-size="10pt" fo:language="en" fo:country="US" fo:font-weight="bold" style:font-size-asian="10pt" style:language-asian="it" style:country-asian="IT" style:font-weight-asian="bold" style:font-name-complex="Times New Roman2" style:font-family-complex="'Times New Roman'" style:font-family-generic-complex="system" style:font-size-complex="10pt" style:language-complex="ar" style:country-complex="SA" style:font-weight-complex="bold"/>
    </style:style>
    <style:style style:name="Revision"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it" style:country-asian="IT" style:font-name-complex="Times New Roman2" style:font-family-complex="'Times New Roman'" style:font-family-generic-complex="system" style:font-size-complex="10pt" style:language-complex="ar" style:country-complex="SA"/>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mbria" fo:font-family="Cambria" style:font-family-generic="roman" fo:font-size="16pt" fo:language="en" fo:country="US" fo:font-weight="bold" style:letter-kerning="true" style:font-size-asian="16pt" style:language-asian="en" style:country-asian="GB" style:font-weight-asian="bold" style:font-name-complex="Times New Roman2" style:font-family-complex="'Times New Roman'" style:font-family-generic-complex="system"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fo:font-size="14pt" fo:language="en" fo:country="US" fo:font-style="italic" fo:font-weight="bold" style:font-size-asian="14pt" style:language-asian="en" style:country-asian="GB" style:font-style-asian="italic" style:font-weight-asian="bold" style:font-name-complex="Times New Roman2" style:font-family-complex="'Times New Roman'" style:font-family-generic-complex="system" style:font-size-complex="14pt" style:font-style-complex="italic" style:font-weight-complex="bold"/>
    </style:style>
    <style:style style:name="Corpo_20_testo_20_Carattere" style:display-name="Corpo testo Carattere" style:family="text" style:parent-style-name="Default_20_Paragraph_20_Font">
      <style:text-properties style:font-name="Times New Roman1" fo:font-family="'Times New Roman'" style:font-family-generic="roman" fo:font-size="10pt" fo:language="en" fo:country="US" style:font-size-asian="10pt" style:language-asian="en" style:country-asian="GB" style:font-name-complex="Times New Roman2" style:font-family-complex="'Times New Roman'" style:font-family-generic-complex="system" style:font-size-complex="10pt"/>
    </style:style>
    <style:style style:name="Intestazione_20_Carattere" style:display-name="Intestazione Carattere" style:family="text" style:parent-style-name="Default_20_Paragraph_20_Font">
      <style:text-properties style:font-name="Times New Roman1" fo:font-family="'Times New Roman'" style:font-family-generic="roman" fo:font-size="10pt" fo:language="en" fo:country="US" style:font-size-asian="10pt" style:language-asian="en" style:country-asian="GB" style:font-name-complex="Times New Roman2" style:font-family-complex="'Times New Roman'" style:font-family-generic-complex="system" style:font-size-complex="10pt"/>
    </style:style>
    <style:style style:name="Piè_20_di_20_pagina_20_Carattere" style:display-name="Piè di pagina Carattere" style:family="text" style:parent-style-name="Default_20_Paragraph_20_Font">
      <style:text-properties style:font-name="Times New Roman1" fo:font-family="'Times New Roman'" style:font-family-generic="roman" fo:font-size="10pt" fo:language="en" fo:country="US" style:font-size-asian="10pt" style:language-asian="en" style:country-asian="GB" style:font-name-complex="Times New Roman2" style:font-family-complex="'Times New Roman'" style:font-family-generic-complex="system" style:font-size-complex="10pt"/>
    </style:style>
    <style:style style:name="RTF_5f_Num_20_6_20_1" style:display-name="RTF_Num 6 1" style:family="text"/>
    <style:style style:name="RTF_5f_Num_20_8_20_1" style:display-name="RTF_Num 8 1" style:family="text"/>
    <style:style style:name="RTF_5f_Num_20_9_20_1" style:display-name="RTF_Num 9 1" style:family="text">
      <style:text-properties style:font-name="Symbol" fo:font-family="Symbol" style:font-family-generic="roman"/>
    </style:style>
    <style:style style:name="Bullet_20_Symbols" style:display-name="Bullet Symbols" style:family="text">
      <style:text-properties style:font-name="OpenSymbol" fo:font-family="OpenSymbol" style:font-name-asian="OpenSymbol1" style:font-family-asian="OpenSymbol" style:font-charset-asian="x-symbol" style:font-name-complex="OpenSymbol1" style:font-family-complex="OpenSymbol" style:font-charset-complex="x-symbol"/>
    </style:style>
    <style:style style:name="Corpo_20_del_20_testo_20_2_20_Carattere" style:display-name="Corpo del testo 2 Carattere" style:family="text" style:parent-style-name="Default_20_Paragraph_20_Font">
      <style:text-properties style:font-name="Times New Roman1" fo:font-family="'Times New Roman'" style:font-family-generic="roman" fo:font-size="10pt" fo:language="en" fo:country="US" style:font-size-asian="10pt" style:language-asian="en" style:country-asian="GB" style:font-name-complex="Times New Roman2" style:font-family-complex="'Times New Roman'" style:font-family-generic-complex="system"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font-family-complex="'Times New Roman'" style:font-family-generic-complex="system"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style>
    <style:style style:name="hps_20_alt-edited" style:display-name="hps alt-edited" style:family="text" style:parent-style-name="Default_20_Paragraph_20_Font">
      <style:text-properties style:font-name-complex="Times New Roman2" style:font-family-complex="'Times New Roman'" style:font-family-generic-complex="system"/>
    </style:style>
    <style:style style:name="hps_20_atn" style:display-name="hps atn" style:family="text" style:parent-style-name="Default_20_Paragraph_20_Font">
      <style:text-properties style:font-name-complex="Times New Roman2" style:font-family-complex="'Times New Roman'" style:font-family-generic-complex="system"/>
    </style:style>
    <style:style style:name="atn" style:family="text" style:parent-style-name="Default_20_Paragraph_20_Font">
      <style:text-properties style:font-name-complex="Times New Roman2" style:font-family-complex="'Times New Roman'" style:font-family-generic-complex="system"/>
    </style:style>
    <style:style style:name="Rientro_20_corpo_20_del_20_testo_20_Carattere" style:display-name="Rientro corpo del testo Carattere" style:family="text" style:parent-style-name="Default_20_Paragraph_20_Font">
      <style:text-properties style:font-name="Times New Roman1" fo:font-family="'Times New Roman'" style:font-family-generic="roman" fo:language="en" fo:country="US" style:language-asian="en" style:country-asian="GB" style:font-name-complex="Times New Roman2" style:font-family-complex="'Times New Roman'" style:font-family-generic-complex="system"/>
    </style:style>
    <style:style style:name="short_5f_text" style:display-name="short_text" style:family="text" style:parent-style-name="Default_20_Paragraph_20_Font">
      <style:text-properties style:font-name-complex="Times New Roman2" style:font-family-complex="'Times New Roman'" style:font-family-generic-complex="system"/>
    </style:style>
    <style:style style:name="Preformattato_20_HTML_20_Carattere" style:display-name="Preformattato HTML Carattere" style:family="text" style:parent-style-name="Default_20_Paragraph_20_Font">
      <style:text-properties style:font-name="Courier New" fo:font-family="'Courier New'" style:font-family-generic="roman" fo:font-size="10pt" style:font-size-asian="10pt" style:font-name-complex="Courier New2" style:font-family-complex="'Courier New'" style:font-family-generic-complex="system" style:font-size-complex="10pt"/>
    </style:style>
    <style:style style:name="Testo_20_fumetto_20_Carattere" style:display-name="Testo fumetto Carattere" style:family="text" style:parent-style-name="Default_20_Paragraph_20_Font">
      <style:text-properties style:font-name="Tahoma" fo:font-family="Tahoma" style:font-family-generic="roman" fo:font-size="8pt" fo:language="en" fo:country="US" style:font-size-asian="8pt" style:language-asian="en" style:country-asian="GB" style:font-name-complex="Tahoma1" style:font-family-complex="Tahoma" style:font-family-generic-complex="system" style:font-size-complex="8pt"/>
    </style:style>
    <style:style style:name="Strong" style:family="text" style:parent-style-name="Default_20_Paragraph_20_Font">
      <style:text-properties fo:font-weight="bold" style:font-weight-asian="bold" style:font-name-complex="Times New Roman2" style:font-family-complex="'Times New Roman'" style:font-family-generic-complex="system"/>
    </style:style>
    <style:style style:name="Carattere_20_Carattere" style:display-name="Carattere Carattere" style:family="text" style:parent-style-name="Default_20_Paragraph_20_Font">
      <style:text-properties style:font-name="Courier New" fo:font-family="'Courier New'" style:font-family-generic="roman" style:font-name-complex="Courier New2" style:font-family-complex="'Courier New'" style:font-family-generic-complex="system"/>
    </style:style>
    <style:style style:name="annotation_20_reference" style:display-name="annotation reference" style:family="text" style:parent-style-name="Default_20_Paragraph_20_Font">
      <style:text-properties fo:font-size="8pt" style:font-size-asian="8pt" style:font-name-complex="Times New Roman2" style:font-family-complex="'Times New Roman'" style:font-family-generic-complex="system" style:font-size-complex="8pt"/>
    </style:style>
    <style:style style:name="Testo_20_commento_20_Carattere" style:display-name="Testo commento Carattere" style:family="text" style:parent-style-name="Default_20_Paragraph_20_Font">
      <style:text-properties style:font-name="Times New Roman1" fo:font-family="'Times New Roman'" style:font-family-generic="roman" fo:font-size="10pt" fo:language="en" fo:country="US" style:font-size-asian="10pt" style:language-asian="en" style:country-asian="GB" style:font-name-complex="Times New Roman2" style:font-family-complex="'Times New Roman'" style:font-family-generic-complex="system" style:font-size-complex="10pt"/>
    </style:style>
    <style:style style:name="Soggetto_20_commento_20_Carattere" style:display-name="Soggetto commento Carattere" style:family="text" style:parent-style-name="Testo_20_commento_20_Carattere">
      <style:text-properties style:font-name="Times New Roman1" fo:font-family="'Times New Roman'" style:font-family-generic="roman" fo:font-size="10pt" fo:language="en" fo:country="US" fo:font-weight="bold" style:font-size-asian="10pt" style:language-asian="en" style:country-asian="GB" style:font-weight-asian="bold" style:font-name-complex="Times New Roman2" style:font-family-complex="'Times New Roman'" style:font-family-generic-complex="system" style:font-size-complex="10pt" style:font-weight-complex="bold"/>
    </style:style>
    <style:style style:name="ListLabel_20_1" style:display-name="ListLabel 1" style:family="text">
      <style:text-properties style:font-name="Liberation Serif1" fo:font-family="'Liberation Serif'" style:font-family-generic="roman" style:font-name-complex="Times New Roman2"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start-value="0">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start-value="0">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start-value="0">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start-value="0">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start-value="0">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start-value="0">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start-value="0">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1" fo:font-size="10pt" fo:language="en" fo:country="US" style:font-size-asian="10pt" style:language-asian="it" style:country-asian="IT" style:font-name-complex="Times New Roman2" style:font-size-complex="10pt" style:language-complex="ar" style:country-complex="SA"/>
    </style:style>
    <style:page-layout style:name="Mpm1">
      <style:page-layout-properties fo:page-width="8.5in" fo:page-height="11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5909in" fo:margin-bottom="0.7874in" fo:margin-left="0.7874in" fo:margin-right="0.7874in" style:writing-mode="lr-tb" style:layout-grid-color="#c0c0c0" style:layout-grid-lines="2443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ection procedure for the position of no</dc:title>
    <meta:initial-creator>geoff phillips</meta:initial-creator>
    <meta:creation-date>2017-06-22T17:44:00</meta:creation-date>
    <dc:date>2017-07-29T19:34:08.608829310</dc:date>
    <meta:print-date>2017-07-03T15:37:00</meta:print-date>
    <meta:editing-cycles>33</meta:editing-cycles>
    <meta:editing-duration>PT2M8S</meta:editing-duration>
    <meta:generator>LibreOffice/4.2.8.2$Linux_X86_64 LibreOffice_project/420m0$Build-2</meta:generator>
    <meta:document-statistic meta:table-count="0" meta:image-count="0" meta:object-count="0" meta:page-count="32" meta:paragraph-count="581" meta:word-count="7575" meta:character-count="53130" meta:non-whitespace-character-count="45880"/>
    <meta:user-defined meta:name="Operator">Montagna</meta:user-defined>
  </office:meta>
</office:document-meta>
</file>